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6.26pt"/>
    </style:style>
    <style:style style:name="co3" style:family="table-column">
      <style:table-column-properties fo:break-before="auto" style:column-width="30.84pt"/>
    </style:style>
    <style:style style:name="co4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1.9pt" fo:break-before="auto" style:use-optimal-row-height="false"/>
    </style:style>
    <style:style style:name="ro3" style:family="table-row">
      <style:table-row-properties style:row-height="24.46pt" fo:break-before="auto" style:use-optimal-row-height="true"/>
    </style:style>
    <style:style style:name="ro4" style:family="table-row">
      <style:table-row-properties style:row-height="36pt" fo:break-before="auto" style:use-optimal-row-height="false"/>
    </style:style>
    <style:style style:name="ro5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8pt" style:font-size-asian="18pt" style:font-size-complex="18pt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 fo:margin-left="0pt"/>
      <style:text-properties fo:font-size="18pt" style:font-size-asian="18pt" style:font-size-complex="18pt"/>
    </style:style>
    <style:style style:name="ce3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font-size="18pt" style:font-size-asian="18pt" style:font-size-complex="18pt"/>
    </style:style>
    <style:style style:name="ce4" style:family="table-cell" style:parent-style-name="Default">
      <style:table-cell-properties fo:border-bottom="none" fo:wrap-option="wrap" fo:border-left="0.06pt solid #000000" fo:border-right="none" fo:border-top="none"/>
      <style:text-properties fo:font-size="18pt" style:font-size-asian="18pt" style:font-size-complex="18pt"/>
    </style:style>
    <style:style style:name="ce5" style:family="table-cell" style:parent-style-name="Default">
      <style:table-cell-properties fo:border-bottom="0.06pt solid #000000" fo:wrap-option="wrap" fo:border-left="0.06pt solid #000000" fo:border-right="none" fo:border-top="none"/>
      <style:text-properties fo:font-size="18pt" style:font-size-asian="18pt" style:font-size-complex="18pt"/>
    </style:style>
    <style:style style:name="ce6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pt"/>
      <style:text-properties fo:font-size="18pt" style:font-size-asian="18pt" style:font-size-complex="18pt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8pt" style:font-size-asian="18pt" style:font-size-complex="18pt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pt"/>
      <style:text-properties fo:font-size="18pt" style:font-size-asian="18pt" style:font-size-complex="18pt"/>
    </style:style>
    <style:style style:name="ce9" style:family="table-cell" style:parent-style-name="Default">
      <style:text-properties fo:font-size="14pt" style:font-size-asian="14pt" style:font-size-complex="14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14pt" style:font-size-asian="14pt" style:font-size-complex="14p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fo:font-size="14pt" style:font-size-asian="14pt" style:font-size-complex="14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size="14pt" style:font-size-asian="14pt" style:font-size-complex="14pt"/>
    </style:style>
    <style:style style:name="ce15" style:family="table-cell" style:parent-style-name="Default">
      <style:table-cell-properties fo:border-bottom="0.06pt solid #000000" fo:border-left="none" fo:border-right="none" fo:border-top="none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8pt" style:font-size-asian="18pt" style:font-size-complex="18pt"/>
    </style:style>
    <style:style style:name="ce1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0.06pt solid #000000" fo:border-top="none"/>
      <style:paragraph-properties fo:text-align="center" fo:margin-left="0pt"/>
      <style:text-properties fo:font-size="18pt" style:font-size-asian="18pt" style:font-size-complex="18pt"/>
    </style:style>
    <style:style style:name="ce18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  <style:text-properties fo:font-size="20pt" style:font-size-asian="20pt" style:font-size-complex="20pt"/>
    </style:style>
    <style:style style:name="ce19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  <style:text-properties fo:font-size="20pt" style:font-size-asian="20pt" style:font-size-complex="20pt"/>
    </style:style>
    <style:style style:name="ce20" style:family="table-cell" style:parent-style-name="Default" style:data-style-name="N2">
      <style:table-cell-properties fo:border-bottom="none" fo:background-color="#f2f2f2" fo:border-left="0.06pt solid #000000" fo:border-right="0.06pt solid #000000" fo:border-top="0.06pt solid #000000"/>
      <style:text-properties fo:font-size="20pt" style:font-size-asian="20pt" style:font-size-complex="20pt"/>
    </style:style>
    <style:style style:name="ce21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  <style:text-properties fo:font-size="20pt" style:font-size-asian="20pt" style:font-size-complex="20pt"/>
    </style:style>
    <style:style style:name="ce22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  <style:text-properties fo:font-size="20pt" style:font-size-asian="20pt" style:font-size-complex="20pt"/>
    </style:style>
    <style:style style:name="ce23" style:family="table-cell" style:parent-style-name="Default">
      <style:text-properties fo:font-size="20pt" style:font-size-asian="20pt" style:font-size-complex="20pt"/>
    </style:style>
    <style:style style:name="ce24" style:family="table-cell" style:parent-style-name="Default" style:data-style-name="N2">
      <style:table-cell-properties fo:background-color="#f2f2f2" fo:border="0.06pt solid #000000"/>
      <style:text-properties fo:font-size="20pt" style:font-size-asian="20pt" style:font-size-complex="20pt"/>
    </style:style>
    <style:style style:name="ce25" style:family="table-cell" style:parent-style-name="Default">
      <style:table-cell-properties fo:background-color="#99cccc" style:text-align-source="fix" style:repeat-content="false" fo:wrap-option="wrap" fo:border="0.06pt solid #000000" style:vertical-align="middle"/>
      <style:paragraph-properties fo:text-align="center"/>
      <style:text-properties fo:font-size="18pt" style:font-size-asian="18pt" style:font-size-complex="18pt"/>
    </style:style>
    <style:style style:name="ce26" style:family="table-cell" style:parent-style-name="Default">
      <style:table-cell-properties fo:border-bottom="0.06pt solid #000000" fo:background-color="#99cccc" fo:wrap-option="wrap" fo:border-left="0.06pt solid #000000" fo:border-right="0.06pt solid #000000" fo:border-top="none"/>
      <style:text-properties fo:font-size="18pt" style:font-size-asian="18pt" style:font-size-complex="18pt"/>
    </style:style>
    <style:style style:name="ce27" style:family="table-cell" style:parent-style-name="Default" style:data-style-name="N2">
      <style:table-cell-properties fo:border-bottom="none" fo:background-color="#99cccc" fo:border-left="0.06pt solid #000000" fo:border-right="0.06pt solid #000000" fo:border-top="0.06pt solid #000000"/>
      <style:text-properties fo:font-size="20pt" style:font-size-asian="20pt" style:font-size-complex="20pt"/>
      <style:map style:condition="is-true-formula(ABS([Sheet1.G4] - [Sheet1.$D4]) &gt; 0.2)" style:apply-style-name="Untitled2" style:base-cell-address="Sheet1.G4"/>
    </style:style>
    <style:style style:name="ce28" style:family="table-cell" style:parent-style-name="Default" style:data-style-name="N2">
      <style:table-cell-properties fo:border-bottom="none" fo:background-color="#99cccc" fo:border-left="0.06pt solid #000000" fo:border-right="0.06pt solid #000000" fo:border-top="none"/>
      <style:text-properties fo:font-size="20pt" style:font-size-asian="20pt" style:font-size-complex="20pt"/>
      <style:map style:condition="is-true-formula(ABS([Sheet1.G4] - [Sheet1.$D4]) &gt; 0.2)" style:apply-style-name="Untitled2" style:base-cell-address="Sheet1.G4"/>
    </style:style>
    <style:style style:name="ce29" style:family="table-cell" style:parent-style-name="Default" style:data-style-name="N2">
      <style:table-cell-properties fo:border-bottom="none" fo:background-color="#b0cccc" fo:border-left="0.06pt solid #000000" fo:border-right="0.06pt solid #000000" fo:border-top="0.06pt solid #000000"/>
      <style:text-properties fo:font-size="20pt" style:font-size-asian="20pt" style:font-size-complex="20pt"/>
      <style:map style:condition="is-true-formula(ABS([Sheet1.G4] - [Sheet1.$D4]) &gt; 0.2)" style:apply-style-name="Untitled2" style:base-cell-address="Sheet1.G4"/>
    </style:style>
    <style:style style:name="ce30" style:family="table-cell" style:parent-style-name="Default" style:data-style-name="N2">
      <style:table-cell-properties fo:border-bottom="none" fo:background-color="#b0cccc" fo:border-left="0.06pt solid #000000" fo:border-right="0.06pt solid #000000" fo:border-top="none"/>
      <style:text-properties fo:font-size="20pt" style:font-size-asian="20pt" style:font-size-complex="20pt"/>
      <style:map style:condition="is-true-formula(ABS([Sheet1.G4] - [Sheet1.$D4]) &gt; 0.2)" style:apply-style-name="Untitled2" style:base-cell-address="Sheet1.G4"/>
    </style:style>
    <style:style style:name="ce31" style:family="table-cell" style:parent-style-name="Default" style:data-style-name="N2">
      <style:table-cell-properties fo:border-bottom="0.06pt solid #000000" fo:background-color="#b0cccc" fo:border-left="0.06pt solid #000000" fo:border-right="0.06pt solid #000000" fo:border-top="none"/>
      <style:text-properties fo:font-size="20pt" style:font-size-asian="20pt" style:font-size-complex="20pt"/>
      <style:map style:condition="is-true-formula(ABS([Sheet1.G4] - [Sheet1.$D4]) &gt; 0.2)" style:apply-style-name="Untitled2" style:base-cell-address="Sheet1.G4"/>
    </style:style>
    <style:style style:name="ce32" style:family="table-cell" style:parent-style-name="Default" style:data-style-name="N2">
      <style:table-cell-properties fo:border-bottom="none" fo:background-color="#b0cccc" fo:border-left="none" fo:border-right="none" fo:border-top="0.06pt solid #000000"/>
      <style:text-properties fo:font-size="20pt" style:font-size-asian="20pt" style:font-size-complex="20pt"/>
    </style:style>
    <style:style style:name="ce33" style:family="table-cell" style:parent-style-name="Default" style:data-style-name="N2">
      <style:table-cell-properties fo:border-bottom="0.06pt solid #000000" fo:background-color="#b0cccc" fo:border-left="none" fo:border-right="none" fo:border-top="none"/>
      <style:text-properties fo:font-size="20pt" style:font-size-asian="20pt" style:font-size-complex="20pt"/>
    </style:style>
    <style:style style:name="ce34" style:family="table-cell" style:parent-style-name="Default" style:data-style-name="N2">
      <style:table-cell-properties fo:border-bottom="none" fo:background-color="#99cccc" fo:border-left="0.06pt solid #000000" fo:border-right="0.06pt solid #000000" fo:border-top="0.06pt solid #000000"/>
      <style:text-properties fo:font-size="20pt" style:font-size-asian="20pt" style:font-size-complex="20pt"/>
    </style:style>
    <style:style style:name="ce35" style:family="table-cell" style:parent-style-name="Default" style:data-style-name="N2">
      <style:table-cell-properties fo:border-bottom="0.06pt solid #000000" fo:background-color="#99cccc" fo:border-left="0.06pt solid #000000" fo:border-right="0.06pt solid #000000" fo:border-top="none"/>
      <style:text-properties fo:font-size="20pt" style:font-size-asian="20pt" style:font-size-complex="20pt"/>
    </style:style>
    <style:style style:name="ce36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  <style:text-properties fo:font-size="20pt" style:font-size-asian="20pt" style:font-size-complex="20pt"/>
      <style:map style:condition="is-true-formula(ABS([Sheet1.G4] - [Sheet1.$D4]) &gt; 0.2)" style:apply-style-name="Untitled2" style:base-cell-address="Sheet1.G4"/>
    </style:style>
    <style:style style:name="ce37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  <style:text-properties fo:font-size="20pt" style:font-size-asian="20pt" style:font-size-complex="20pt"/>
      <style:map style:condition="is-true-formula(ABS([Sheet1.G4] - [Sheet1.$D4]) &gt; 0.2)" style:apply-style-name="Untitled2" style:base-cell-address="Sheet1.G4"/>
    </style:style>
    <style:style style:name="ce38" style:family="table-cell" style:parent-style-name="Default" style:data-style-name="N2">
      <style:table-cell-properties fo:border-bottom="none" fo:background-color="#f2f2f2" fo:border-left="0.06pt solid #000000" fo:border-right="0.06pt solid #000000" fo:border-top="0.06pt solid #000000"/>
      <style:text-properties fo:font-size="20pt" style:font-size-asian="20pt" style:font-size-complex="20pt"/>
      <style:map style:condition="is-true-formula(ABS([Sheet1.G4] - [Sheet1.$D4]) &gt; 0.2)" style:apply-style-name="Untitled2" style:base-cell-address="Sheet1.G4"/>
    </style:style>
    <style:style style:name="ce39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  <style:text-properties fo:font-size="20pt" style:font-size-asian="20pt" style:font-size-complex="20pt"/>
      <style:map style:condition="is-true-formula(ABS([Sheet1.G4] - [Sheet1.$D4]) &gt; 0.2)" style:apply-style-name="Untitled2" style:base-cell-address="Sheet1.G4"/>
    </style:style>
    <style:style style:name="ce40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  <style:text-properties fo:font-size="20pt" style:font-size-asian="20pt" style:font-size-complex="20pt"/>
      <style:map style:condition="is-true-formula(ABS([Sheet1.G4] - [Sheet1.$D4]) &gt; 0.2)" style:apply-style-name="Untitled2" style:base-cell-address="Sheet1.G4"/>
    </style:style>
    <style:style style:name="ce41" style:family="table-cell" style:parent-style-name="Default" style:data-style-name="N2">
      <style:table-cell-properties fo:border-bottom="0.06pt solid #000000" fo:background-color="#dddddd" fo:border-left="0.06pt solid #000000" fo:border-right="0.06pt solid #000000" fo:border-top="none"/>
      <style:text-properties fo:font-size="20pt" style:font-size-asian="20pt" style:font-size-complex="20pt"/>
    </style:style>
    <style:style style:name="ce42" style:family="table-cell" style:parent-style-name="Default">
      <style:table-cell-properties fo:border-bottom="none" fo:border-left="none" fo:border-right="0.06pt solid #000000" fo:border-top="none"/>
      <style:text-properties fo:font-size="20pt" style:font-size-asian="20pt" style:font-size-complex="20pt"/>
    </style:style>
    <style:style style:name="ce43" style:family="table-cell" style:parent-style-name="Default" style:data-style-name="N2">
      <style:table-cell-properties fo:border-bottom="none" fo:background-color="#b0cccc" fo:border-left="0.06pt solid #000000" fo:border-right="0.06pt solid #000000" fo:border-top="0.06pt solid #000000"/>
      <style:text-properties fo:font-size="20pt" style:font-size-asian="20pt" style:font-size-complex="20pt"/>
    </style:style>
    <style:style style:name="ce44" style:family="table-cell" style:parent-style-name="Default" style:data-style-name="N2">
      <style:table-cell-properties fo:border-bottom="0.06pt solid #000000" fo:background-color="#b0cccc" fo:border-left="0.06pt solid #000000" fo:border-right="0.06pt solid #000000" fo:border-top="none"/>
      <style:text-properties fo:font-size="20pt" style:font-size-asian="20pt" style:font-size-complex="20pt"/>
    </style:style>
    <style:style style:name="ce4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4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0.06pt solid #000000" fo:border-top="none"/>
      <style:paragraph-properties fo:text-align="center" fo:margin-left="0pt"/>
      <style:text-properties fo:font-size="14pt" style:font-size-asian="14pt" style:font-size-complex="14pt"/>
    </style:style>
    <style:style style:name="ce47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  <style:text-properties fo:font-size="16pt" style:font-size-asian="16pt" style:font-size-complex="16pt"/>
    </style:style>
    <style:style style:name="ce48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  <style:text-properties fo:font-size="16pt" style:font-size-asian="16pt" style:font-size-complex="16pt"/>
    </style:style>
    <style:style style:name="ce49" style:family="table-cell" style:parent-style-name="Default" style:data-style-name="N2">
      <style:table-cell-properties fo:border-bottom="none" fo:background-color="#f2f2f2" fo:border-left="0.06pt solid #000000" fo:border-right="0.06pt solid #000000" fo:border-top="0.06pt solid #000000"/>
      <style:text-properties fo:font-size="16pt" style:font-size-asian="16pt" style:font-size-complex="16pt"/>
    </style:style>
    <style:style style:name="ce50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  <style:text-properties fo:font-size="16pt" style:font-size-asian="16pt" style:font-size-complex="16pt"/>
    </style:style>
    <style:style style:name="ce51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  <style:text-properties fo:font-size="16pt" style:font-size-asian="16pt" style:font-size-complex="16pt"/>
    </style:style>
    <style:style style:name="ce52" style:family="table-cell" style:parent-style-name="Default">
      <style:text-properties fo:font-size="16pt" style:font-size-asian="16pt" style:font-size-complex="16pt"/>
    </style:style>
    <style:style style:name="ce53" style:family="table-cell" style:parent-style-name="Default" style:data-style-name="N2">
      <style:table-cell-properties fo:border-bottom="0.06pt solid #000000" fo:background-color="#dddddd" fo:border-left="0.06pt solid #000000" fo:border-right="0.06pt solid #000000" fo:border-top="none"/>
      <style:text-properties fo:font-size="16pt" style:font-size-asian="16pt" style:font-size-complex="16pt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fo:background-color="#99cccc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56" style:family="table-cell" style:parent-style-name="Default">
      <style:table-cell-properties fo:border-bottom="0.06pt solid #000000" fo:background-color="#99cccc" fo:wrap-option="wrap" fo:border-left="0.06pt solid #000000" fo:border-right="0.06pt solid #000000" fo:border-top="none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4" table:default-cell-style-name="ce19"/>
        <table:table-column table:style-name="co4" table:default-cell-style-name="ce28"/>
        <table:table-column table:style-name="co4" table:number-columns-repeated="2" table:default-cell-style-name="ce37"/>
        <table:table-column table:style-name="co4" table:number-columns-repeated="2" table:default-cell-style-name="ce28"/>
        <table:table-column table:style-name="co4" table:default-cell-style-name="ce37"/>
        <table:table-column table:style-name="co4" table:default-cell-style-name="ce28"/>
        <table:table-column table:style-name="co4" table:default-cell-style-name="ce37"/>
        <table:table-column table:style-name="co4" table:default-cell-style-name="ce28"/>
        <table:table-column table:style-name="co4" table:default-cell-style-name="ce48"/>
        <table:table-column table:style-name="co1" table:number-columns-repeated="19" table:default-cell-style-name="Default"/>
        <table:table-row table:style-name="ro1">
          <table:table-cell/>
          <table:table-cell table:style-name="Default" table:number-columns-repeated="13"/>
          <table:table-cell table:number-columns-repeated="19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6" office:value-type="string" calcext:value-type="string" table:number-columns-spanned="1" table:number-rows-spanned="2">
            <text:p>Manual Point Picking</text:p>
          </table:table-cell>
          <table:table-cell table:style-name="ce25" office:value-type="string" calcext:value-type="string" table:number-columns-spanned="1" table:number-rows-spanned="2">
            <text:p>Accumulator basic 0.05</text:p>
          </table:table-cell>
          <table:table-cell table:style-name="ce16" office:value-type="string" calcext:value-type="string" table:number-columns-spanned="1" table:number-rows-spanned="2">
            <text:p>Gauss sigma=1, grid=0.05</text:p>
          </table:table-cell>
          <table:table-cell table:style-name="ce16" office:value-type="string" calcext:value-type="string" table:number-columns-spanned="1" table:number-rows-spanned="2">
            <text:p>Gauss sigma=1, grid=0.1</text:p>
          </table:table-cell>
          <table:table-cell table:style-name="ce25" office:value-type="string" calcext:value-type="string" table:number-columns-spanned="1" table:number-rows-spanned="2">
            <text:p>Gauss sigma=1, grid=0.15</text:p>
          </table:table-cell>
          <table:table-cell table:style-name="ce25" office:value-type="string" calcext:value-type="string" table:number-columns-spanned="1" table:number-rows-spanned="2">
            <text:p>Gauss sigma=2, grid=0.05</text:p>
          </table:table-cell>
          <table:table-cell table:style-name="ce16" office:value-type="string" calcext:value-type="string" table:number-columns-spanned="1" table:number-rows-spanned="2">
            <text:p>Gauss sigma=2, grid=0.1</text:p>
          </table:table-cell>
          <table:table-cell table:style-name="ce25" office:value-type="string" calcext:value-type="string" table:number-columns-spanned="1" table:number-rows-spanned="2">
            <text:p>Gauss sigma=2, grid=0.15</text:p>
          </table:table-cell>
          <table:table-cell table:style-name="ce16" office:value-type="string" calcext:value-type="string" table:number-columns-spanned="1" table:number-rows-spanned="2">
            <text:p>Gauss sigma=3, grid=0.15</text:p>
          </table:table-cell>
          <table:table-cell table:style-name="ce25" office:value-type="string" calcext:value-type="string" table:number-columns-spanned="1" table:number-rows-spanned="2">
            <text:p>Gauss sigma=4, grid=0.15</text:p>
          </table:table-cell>
          <table:table-cell table:style-name="ce45" table:number-columns-spanned="1" table:number-rows-spanned="2"/>
          <table:table-cell table:style-name="ce54" table:number-columns-repeated="2"/>
          <table:table-cell table:style-name="ce55" table:number-columns-spanned="1" table:number-rows-spanned="2"/>
          <table:table-cell table:style-name="ce45" table:number-columns-spanned="1" table:number-rows-spanned="2"/>
          <table:table-cell table:number-columns-repeated="15"/>
        </table:table-row>
        <table:table-row table:style-name="ro2">
          <table:table-cell/>
          <table:covered-table-cell table:number-columns-repeated="2" table:style-name="ce2"/>
          <table:covered-table-cell table:style-name="ce17"/>
          <table:covered-table-cell table:style-name="ce26"/>
          <table:covered-table-cell table:number-columns-repeated="2" table:style-name="ce17"/>
          <table:covered-table-cell table:number-columns-repeated="2" table:style-name="ce26"/>
          <table:covered-table-cell table:style-name="ce17"/>
          <table:covered-table-cell table:style-name="ce26"/>
          <table:covered-table-cell table:style-name="ce17"/>
          <table:covered-table-cell table:style-name="ce26"/>
          <table:covered-table-cell table:style-name="ce46"/>
          <table:table-cell table:style-name="ce54" table:number-columns-repeated="2"/>
          <table:covered-table-cell table:style-name="ce56"/>
          <table:covered-table-cell table:style-name="ce46"/>
          <table:table-cell table:number-columns-repeated="15"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Highway</text:p>
          </table:table-cell>
          <table:table-cell table:style-name="ce10" office:value-type="string" calcext:value-type="string">
            <text:p>x</text:p>
          </table:table-cell>
          <table:table-cell table:style-name="ce18" office:value-type="float" office:value="0.082154534757" calcext:value-type="float">
            <text:p>0.08</text:p>
          </table:table-cell>
          <table:table-cell table:style-name="ce27" office:value-type="float" office:value="0" calcext:value-type="float">
            <text:p>0.00</text:p>
          </table:table-cell>
          <table:table-cell table:style-name="ce36" office:value-type="float" office:value="0.2" calcext:value-type="float">
            <text:p>0.20</text:p>
          </table:table-cell>
          <table:table-cell table:style-name="ce36" office:value-type="float" office:value="0" calcext:value-type="float">
            <text:p>0.00</text:p>
          </table:table-cell>
          <table:table-cell table:style-name="ce27" office:value-type="float" office:value="0.14285714" calcext:value-type="float">
            <text:p>0.14</text:p>
          </table:table-cell>
          <table:table-cell table:style-name="ce27" office:value-type="float" office:value="0.2" calcext:value-type="float">
            <text:p>0.20</text:p>
          </table:table-cell>
          <table:table-cell table:style-name="ce36" office:value-type="float" office:value="0" calcext:value-type="float">
            <text:p>0.00</text:p>
          </table:table-cell>
          <table:table-cell table:style-name="ce27" office:value-type="float" office:value="0" calcext:value-type="float">
            <text:p>0.00</text:p>
          </table:table-cell>
          <table:table-cell table:style-name="ce36" office:value-type="float" office:value="-0.14285714" calcext:value-type="float">
            <text:p>-0.14</text:p>
          </table:table-cell>
          <table:table-cell table:style-name="ce27" office:value-type="float" office:value="-0.14285714" calcext:value-type="float">
            <text:p>-0.14</text:p>
          </table:table-cell>
          <table:table-cell table:style-name="ce47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13100782409" calcext:value-type="float">
            <text:p>0.01</text:p>
          </table:table-cell>
          <table:table-cell office:value-type="float" office:value="0.2" calcext:value-type="float">
            <text:p>0.20</text:p>
          </table:table-cell>
          <table:table-cell office:value-type="float" office:value="-0.9" calcext:value-type="float">
            <text:p>-0.90</text:p>
          </table:table-cell>
          <table:table-cell office:value-type="float" office:value="-0.7" calcext:value-type="float">
            <text:p>-0.70</text:p>
          </table:table-cell>
          <table:table-cell office:value-type="float" office:value="-0.57142857" calcext:value-type="float">
            <text:p>-0.57</text:p>
          </table:table-cell>
          <table:table-cell office:value-type="float" office:value="-0.9" calcext:value-type="float">
            <text:p>-0.90</text:p>
          </table:table-cell>
          <table:table-cell office:value-type="float" office:value="-0.2" calcext:value-type="float">
            <text:p>-0.20</text:p>
          </table:table-cell>
          <table:table-cell table:number-columns-repeated="2" office:value-type="float" office:value="-0.14285714" calcext:value-type="float">
            <text:p>-0.14</text:p>
          </table:table-cell>
          <table:table-cell office:value-type="float" office:value="0" calcext:value-type="float">
            <text:p>0.00</text:p>
          </table:table-cell>
          <table:table-cell table:number-columns-repeated="20"/>
        </table:table-row>
        <table:table-row table:style-name="ro3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133674874902" calcext:value-type="float">
            <text:p>-0.13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" calcext:value-type="float">
            <text:p>-0.10</text:p>
          </table:table-cell>
          <table:table-cell office:value-type="float" office:value="-0.14285714" calcext:value-type="float">
            <text:p>-0.14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" calcext:value-type="float">
            <text:p>-0.10</text:p>
          </table:table-cell>
          <table:table-cell office:value-type="float" office:value="-0.14285714" calcext:value-type="float">
            <text:p>-0.14</text:p>
          </table:table-cell>
          <table:table-cell table:number-columns-repeated="2" office:value-type="float" office:value="-0.28571429" calcext:value-type="float">
            <text:p>-0.29</text:p>
          </table:table-cell>
          <table:table-cell table:number-columns-repeated="20"/>
        </table:table-row>
        <table:table-row table:style-name="ro3">
          <table:table-cell/>
          <table:table-cell table:style-name="ce1" office:value-type="string" calcext:value-type="string" table:number-columns-spanned="1" table:number-rows-spanned="3">
            <text:p>Hall</text:p>
          </table:table-cell>
          <table:table-cell table:style-name="ce12" office:value-type="string" calcext:value-type="string">
            <text:p>x</text:p>
          </table:table-cell>
          <table:table-cell table:style-name="ce20" office:value-type="float" office:value="0.063446044922" calcext:value-type="float">
            <text:p>0.06</text:p>
          </table:table-cell>
          <table:table-cell table:style-name="ce29" office:value-type="float" office:value="0.2" calcext:value-type="float">
            <text:p>0.20</text:p>
          </table:table-cell>
          <table:table-cell table:style-name="ce38" office:value-type="float" office:value="-0.05" calcext:value-type="float">
            <text:p>-0.05</text:p>
          </table:table-cell>
          <table:table-cell table:style-name="ce38" office:value-type="float" office:value="-0.2" calcext:value-type="float">
            <text:p>-0.20</text:p>
          </table:table-cell>
          <table:table-cell table:style-name="ce29" office:value-type="float" office:value="-0.28571429" calcext:value-type="float">
            <text:p>-0.29</text:p>
          </table:table-cell>
          <table:table-cell table:style-name="ce29" office:value-type="float" office:value="-0.15" calcext:value-type="float">
            <text:p>-0.15</text:p>
          </table:table-cell>
          <table:table-cell table:style-name="ce38" office:value-type="float" office:value="-0.2" calcext:value-type="float">
            <text:p>-0.20</text:p>
          </table:table-cell>
          <table:table-cell table:style-name="ce29" office:value-type="float" office:value="-0.28571429" calcext:value-type="float">
            <text:p>-0.29</text:p>
          </table:table-cell>
          <table:table-cell table:style-name="ce38" office:value-type="float" office:value="-0.28571429" calcext:value-type="float">
            <text:p>-0.29</text:p>
          </table:table-cell>
          <table:table-cell table:style-name="ce29" office:value-type="float" office:value="-0.28571429" calcext:value-type="float">
            <text:p>-0.29</text:p>
          </table:table-cell>
          <table:table-cell table:style-name="ce49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style-name="ce21" office:value-type="float" office:value="0.015277862549" calcext:value-type="float">
            <text:p>0.02</text:p>
          </table:table-cell>
          <table:table-cell table:style-name="ce30" office:value-type="float" office:value="0.05" calcext:value-type="float">
            <text:p>0.05</text:p>
          </table:table-cell>
          <table:table-cell table:style-name="ce39" office:value-type="float" office:value="0.05" calcext:value-type="float">
            <text:p>0.05</text:p>
          </table:table-cell>
          <table:table-cell table:style-name="ce39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30" office:value-type="float" office:value="0.05" calcext:value-type="float">
            <text:p>0.05</text:p>
          </table:table-cell>
          <table:table-cell table:style-name="ce39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39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50"/>
          <table:table-cell table:number-columns-repeated="19"/>
        </table:table-row>
        <table:table-row table:style-name="ro3">
          <table:table-cell/>
          <table:covered-table-cell table:style-name="ce5"/>
          <table:table-cell table:style-name="ce13" office:value-type="string" calcext:value-type="string">
            <text:p>z</text:p>
          </table:table-cell>
          <table:table-cell table:style-name="ce22" office:value-type="float" office:value="-0.001197814941" calcext:value-type="float">
            <text:p>0.00</text:p>
          </table:table-cell>
          <table:table-cell table:style-name="ce31" office:value-type="float" office:value="0" calcext:value-type="float">
            <text:p>0.00</text:p>
          </table:table-cell>
          <table:table-cell table:style-name="ce40" office:value-type="float" office:value="-0.05" calcext:value-type="float">
            <text:p>-0.05</text:p>
          </table:table-cell>
          <table:table-cell table:style-name="ce40" office:value-type="float" office:value="-0.1" calcext:value-type="float">
            <text:p>-0.10</text:p>
          </table:table-cell>
          <table:table-cell table:style-name="ce31" office:value-type="float" office:value="-0.14285714" calcext:value-type="float">
            <text:p>-0.14</text:p>
          </table:table-cell>
          <table:table-cell table:style-name="ce31" office:value-type="float" office:value="-0.05" calcext:value-type="float">
            <text:p>-0.05</text:p>
          </table:table-cell>
          <table:table-cell table:style-name="ce40" office:value-type="float" office:value="-0.1" calcext:value-type="float">
            <text:p>-0.10</text:p>
          </table:table-cell>
          <table:table-cell table:style-name="ce31" office:value-type="float" office:value="-0.14285714" calcext:value-type="float">
            <text:p>-0.14</text:p>
          </table:table-cell>
          <table:table-cell table:style-name="ce40" office:value-type="float" office:value="-0.14285714" calcext:value-type="float">
            <text:p>-0.14</text:p>
          </table:table-cell>
          <table:table-cell table:style-name="ce31" office:value-type="float" office:value="-0.14285714" calcext:value-type="float">
            <text:p>-0.14</text:p>
          </table:table-cell>
          <table:table-cell table:style-name="ce51"/>
          <table:table-cell table:number-columns-repeated="19"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Parking</text:p>
          </table:table-cell>
          <table:table-cell table:style-name="ce10" office:value-type="string" calcext:value-type="string">
            <text:p>x</text:p>
          </table:table-cell>
          <table:table-cell table:style-name="ce18" office:value-type="float" office:value="0.004" calcext:value-type="float">
            <text:p>0.00</text:p>
          </table:table-cell>
          <table:table-cell table:style-name="ce27" office:value-type="float" office:value="0" calcext:value-type="float">
            <text:p>0.00</text:p>
          </table:table-cell>
          <table:table-cell table:style-name="ce36" office:value-type="float" office:value="-0.1" calcext:value-type="float">
            <text:p>-0.10</text:p>
          </table:table-cell>
          <table:table-cell table:style-name="ce36" office:value-type="float" office:value="-0.2" calcext:value-type="float">
            <text:p>-0.20</text:p>
          </table:table-cell>
          <table:table-cell table:style-name="ce27" office:value-type="float" office:value="-0.14285714" calcext:value-type="float">
            <text:p>-0.14</text:p>
          </table:table-cell>
          <table:table-cell table:style-name="ce27" office:value-type="float" office:value="-0.1" calcext:value-type="float">
            <text:p>-0.10</text:p>
          </table:table-cell>
          <table:table-cell table:style-name="ce36" office:value-type="float" office:value="-0.2" calcext:value-type="float">
            <text:p>-0.20</text:p>
          </table:table-cell>
          <table:table-cell table:style-name="ce27" office:value-type="float" office:value="-0.14285714" calcext:value-type="float">
            <text:p>-0.14</text:p>
          </table:table-cell>
          <table:table-cell table:style-name="ce36" office:value-type="float" office:value="-0.28571429" calcext:value-type="float">
            <text:p>-0.29</text:p>
          </table:table-cell>
          <table:table-cell table:style-name="ce27" office:value-type="float" office:value="-0.28571429" calcext:value-type="float">
            <text:p>-0.29</text:p>
          </table:table-cell>
          <table:table-cell table:style-name="ce47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2" calcext:value-type="float">
            <text:p>-0.01</text:p>
          </table:table-cell>
          <table:table-cell office:value-type="float" office:value="0.45" calcext:value-type="float">
            <text:p>0.45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</text:p>
          </table:table-cell>
          <table:table-cell office:value-type="float" office:value="0.14285714" calcext:value-type="float">
            <text:p>0.14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0.14285714" calcext:value-type="float">
            <text:p>0.14</text:p>
          </table:table-cell>
          <table:table-cell table:number-columns-repeated="20"/>
        </table:table-row>
        <table:table-row table:style-name="ro3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05" calcext:value-type="float">
            <text:p>-0.01</text:p>
          </table:table-cell>
          <table:table-cell office:value-type="float" office:value="0" calcext:value-type="float">
            <text:p>0.00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" calcext:value-type="float">
            <text:p>-0.10</text:p>
          </table:table-cell>
          <table:table-cell office:value-type="float" office:value="-0.14285714" calcext:value-type="float">
            <text:p>-0.14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" calcext:value-type="float">
            <text:p>-0.10</text:p>
          </table:table-cell>
          <table:table-cell table:number-columns-repeated="3" office:value-type="float" office:value="-0.14285714" calcext:value-type="float">
            <text:p>-0.14</text:p>
          </table:table-cell>
          <table:table-cell table:number-columns-repeated="20"/>
        </table:table-row>
        <table:table-row table:style-name="ro3">
          <table:table-cell/>
          <table:table-cell table:style-name="ce1" office:value-type="string" calcext:value-type="string" table:number-columns-spanned="1" table:number-rows-spanned="3">
            <text:p>Settlement</text:p>
          </table:table-cell>
          <table:table-cell table:style-name="ce12" office:value-type="string" calcext:value-type="string">
            <text:p>x</text:p>
          </table:table-cell>
          <table:table-cell table:style-name="ce20" office:value-type="float" office:value="-0.046" calcext:value-type="float">
            <text:p>-0.05</text:p>
          </table:table-cell>
          <table:table-cell table:style-name="ce29" office:value-type="float" office:value="-0.1" calcext:value-type="float">
            <text:p>-0.10</text:p>
          </table:table-cell>
          <table:table-cell table:style-name="ce38" office:value-type="float" office:value="-0.1" calcext:value-type="float">
            <text:p>-0.10</text:p>
          </table:table-cell>
          <table:table-cell table:style-name="ce38" office:value-type="float" office:value="0" calcext:value-type="float">
            <text:p>0.00</text:p>
          </table:table-cell>
          <table:table-cell table:style-name="ce29" office:value-type="float" office:value="-0.14285714" calcext:value-type="float">
            <text:p>-0.14</text:p>
          </table:table-cell>
          <table:table-cell table:style-name="ce29" office:value-type="float" office:value="0" calcext:value-type="float">
            <text:p>0.00</text:p>
          </table:table-cell>
          <table:table-cell table:style-name="ce38" office:value-type="float" office:value="-0.2" calcext:value-type="float">
            <text:p>-0.20</text:p>
          </table:table-cell>
          <table:table-cell table:style-name="ce29" office:value-type="float" office:value="-0.14285714" calcext:value-type="float">
            <text:p>-0.14</text:p>
          </table:table-cell>
          <table:table-cell table:style-name="ce38" office:value-type="float" office:value="-0.14285714" calcext:value-type="float">
            <text:p>-0.14</text:p>
          </table:table-cell>
          <table:table-cell table:style-name="ce29" office:value-type="float" office:value="-0.14285714" calcext:value-type="float">
            <text:p>-0.14</text:p>
          </table:table-cell>
          <table:table-cell table:style-name="ce49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style-name="ce21" office:value-type="float" office:value="-0.001" calcext:value-type="float">
            <text:p>0.00</text:p>
          </table:table-cell>
          <table:table-cell table:style-name="ce30" office:value-type="float" office:value="0.1" calcext:value-type="float">
            <text:p>0.10</text:p>
          </table:table-cell>
          <table:table-cell table:style-name="ce39" office:value-type="float" office:value="0.05" calcext:value-type="float">
            <text:p>0.05</text:p>
          </table:table-cell>
          <table:table-cell table:style-name="ce39" office:value-type="float" office:value="0" calcext:value-type="float">
            <text:p>0.00</text:p>
          </table:table-cell>
          <table:table-cell table:number-columns-repeated="2" table:style-name="ce30" office:value-type="float" office:value="0" calcext:value-type="float">
            <text:p>0.00</text:p>
          </table:table-cell>
          <table:table-cell table:style-name="ce39" office:value-type="float" office:value="0" calcext:value-type="float">
            <text:p>0.00</text:p>
          </table:table-cell>
          <table:table-cell table:style-name="ce30" office:value-type="float" office:value="-0.14285714" calcext:value-type="float">
            <text:p>-0.14</text:p>
          </table:table-cell>
          <table:table-cell table:style-name="ce39" office:value-type="float" office:value="-0.14285714" calcext:value-type="float">
            <text:p>-0.14</text:p>
          </table:table-cell>
          <table:table-cell table:style-name="ce30" office:value-type="float" office:value="-0.14285714" calcext:value-type="float">
            <text:p>-0.14</text:p>
          </table:table-cell>
          <table:table-cell table:style-name="ce50"/>
          <table:table-cell table:number-columns-repeated="19"/>
        </table:table-row>
        <table:table-row table:style-name="ro3">
          <table:table-cell/>
          <table:covered-table-cell table:style-name="ce5"/>
          <table:table-cell table:style-name="ce13" office:value-type="string" calcext:value-type="string">
            <text:p>z</text:p>
          </table:table-cell>
          <table:table-cell table:style-name="ce22" office:value-type="float" office:value="0.024" calcext:value-type="float">
            <text:p>0.02</text:p>
          </table:table-cell>
          <table:table-cell table:style-name="ce31" office:value-type="float" office:value="0.05" calcext:value-type="float">
            <text:p>0.05</text:p>
          </table:table-cell>
          <table:table-cell table:style-name="ce40" office:value-type="float" office:value="0" calcext:value-type="float">
            <text:p>0.00</text:p>
          </table:table-cell>
          <table:table-cell table:style-name="ce40" office:value-type="float" office:value="-0.1" calcext:value-type="float">
            <text:p>-0.10</text:p>
          </table:table-cell>
          <table:table-cell table:style-name="ce31" office:value-type="float" office:value="-0.14285714" calcext:value-type="float">
            <text:p>-0.14</text:p>
          </table:table-cell>
          <table:table-cell table:style-name="ce31" office:value-type="float" office:value="0" calcext:value-type="float">
            <text:p>0.00</text:p>
          </table:table-cell>
          <table:table-cell table:style-name="ce40" office:value-type="float" office:value="-0.1" calcext:value-type="float">
            <text:p>-0.10</text:p>
          </table:table-cell>
          <table:table-cell table:style-name="ce31" office:value-type="float" office:value="-0.14285714" calcext:value-type="float">
            <text:p>-0.14</text:p>
          </table:table-cell>
          <table:table-cell table:style-name="ce40" office:value-type="float" office:value="-0.14285714" calcext:value-type="float">
            <text:p>-0.14</text:p>
          </table:table-cell>
          <table:table-cell table:style-name="ce31" office:value-type="float" office:value="-0.14285714" calcext:value-type="float">
            <text:p>-0.14</text:p>
          </table:table-cell>
          <table:table-cell table:style-name="ce51"/>
          <table:table-cell table:number-columns-repeated="19"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Coloured Roofs</text:p>
          </table:table-cell>
          <table:table-cell table:style-name="ce10" office:value-type="string" calcext:value-type="string">
            <text:p>x</text:p>
          </table:table-cell>
          <table:table-cell table:style-name="ce18" office:value-type="float" office:value="0.016" calcext:value-type="float">
            <text:p>0.02</text:p>
          </table:table-cell>
          <table:table-cell table:style-name="ce27" office:value-type="float" office:value="0.15" calcext:value-type="float">
            <text:p>0.15</text:p>
          </table:table-cell>
          <table:table-cell table:style-name="ce36" office:value-type="float" office:value="0.05" calcext:value-type="float">
            <text:p>0.05</text:p>
          </table:table-cell>
          <table:table-cell table:style-name="ce36" office:value-type="float" office:value="0" calcext:value-type="float">
            <text:p>0.00</text:p>
          </table:table-cell>
          <table:table-cell table:style-name="ce27" office:value-type="float" office:value="-0.14285714" calcext:value-type="float">
            <text:p>-0.14</text:p>
          </table:table-cell>
          <table:table-cell table:style-name="ce27" office:value-type="float" office:value="0.05" calcext:value-type="float">
            <text:p>0.05</text:p>
          </table:table-cell>
          <table:table-cell table:style-name="ce36" office:value-type="float" office:value="0" calcext:value-type="float">
            <text:p>0.00</text:p>
          </table:table-cell>
          <table:table-cell table:style-name="ce27" office:value-type="float" office:value="-0.14285714" calcext:value-type="float">
            <text:p>-0.14</text:p>
          </table:table-cell>
          <table:table-cell table:style-name="ce36" office:value-type="float" office:value="-0.14285714" calcext:value-type="float">
            <text:p>-0.14</text:p>
          </table:table-cell>
          <table:table-cell table:style-name="ce27" office:value-type="float" office:value="-0.14285714" calcext:value-type="float">
            <text:p>-0.14</text:p>
          </table:table-cell>
          <table:table-cell table:style-name="ce47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41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  <table:table-cell table:number-columns-repeated="20"/>
        </table:table-row>
        <table:table-row table:style-name="ro3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31" calcext:value-type="float">
            <text:p>0.03</text:p>
          </table:table-cell>
          <table:table-cell office:value-type="float" office:value="0" calcext:value-type="float">
            <text:p>0.00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" calcext:value-type="float">
            <text:p>-0.10</text:p>
          </table:table-cell>
          <table:table-cell office:value-type="float" office:value="-0.14285714" calcext:value-type="float">
            <text:p>-0.14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" calcext:value-type="float">
            <text:p>-0.10</text:p>
          </table:table-cell>
          <table:table-cell table:number-columns-repeated="2" office:value-type="float" office:value="-0.14285714" calcext:value-type="float">
            <text:p>-0.14</text:p>
          </table:table-cell>
          <table:table-cell office:value-type="float" office:value="-0.28571429" calcext:value-type="float">
            <text:p>-0.29</text:p>
          </table:table-cell>
          <table:table-cell table:number-columns-repeated="20"/>
        </table:table-row>
        <table:table-row table:style-name="ro3">
          <table:table-cell/>
          <table:table-cell table:style-name="ce1" office:value-type="string" calcext:value-type="string" table:number-columns-spanned="1" table:number-rows-spanned="3">
            <text:p>Tower</text:p>
          </table:table-cell>
          <table:table-cell table:style-name="ce12" office:value-type="string" calcext:value-type="string">
            <text:p>x</text:p>
          </table:table-cell>
          <table:table-cell table:style-name="ce20" office:value-type="float" office:value="0" calcext:value-type="float">
            <text:p>0.00</text:p>
          </table:table-cell>
          <table:table-cell table:style-name="ce29" office:value-type="float" office:value="-0.15" calcext:value-type="float">
            <text:p>-0.15</text:p>
          </table:table-cell>
          <table:table-cell table:style-name="ce38" office:value-type="float" office:value="-0.1" calcext:value-type="float">
            <text:p>-0.10</text:p>
          </table:table-cell>
          <table:table-cell table:style-name="ce38" office:value-type="float" office:value="-0.2" calcext:value-type="float">
            <text:p>-0.20</text:p>
          </table:table-cell>
          <table:table-cell table:style-name="ce29" office:value-type="float" office:value="-0.14285714" calcext:value-type="float">
            <text:p>-0.14</text:p>
          </table:table-cell>
          <table:table-cell table:style-name="ce29" office:value-type="float" office:value="-0.1" calcext:value-type="float">
            <text:p>-0.10</text:p>
          </table:table-cell>
          <table:table-cell table:style-name="ce38" office:value-type="float" office:value="-0.2" calcext:value-type="float">
            <text:p>-0.20</text:p>
          </table:table-cell>
          <table:table-cell table:style-name="ce29" office:value-type="float" office:value="-0.14285714" calcext:value-type="float">
            <text:p>-0.14</text:p>
          </table:table-cell>
          <table:table-cell table:style-name="ce38" office:value-type="float" office:value="-0.14285714" calcext:value-type="float">
            <text:p>-0.14</text:p>
          </table:table-cell>
          <table:table-cell table:style-name="ce29" office:value-type="float" office:value="-0.14285714" calcext:value-type="float">
            <text:p>-0.14</text:p>
          </table:table-cell>
          <table:table-cell table:style-name="ce49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style-name="ce21" office:value-type="float" office:value="0" calcext:value-type="float">
            <text:p>0.00</text:p>
          </table:table-cell>
          <table:table-cell table:style-name="ce30" office:value-type="float" office:value="0.5" calcext:value-type="float">
            <text:p>0.50</text:p>
          </table:table-cell>
          <table:table-cell table:style-name="ce39" office:value-type="float" office:value="0.15" calcext:value-type="float">
            <text:p>0.15</text:p>
          </table:table-cell>
          <table:table-cell table:style-name="ce39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30" office:value-type="float" office:value="0.15" calcext:value-type="float">
            <text:p>0.15</text:p>
          </table:table-cell>
          <table:table-cell table:style-name="ce39" office:value-type="float" office:value="0" calcext:value-type="float">
            <text:p>0.00</text:p>
          </table:table-cell>
          <table:table-cell table:style-name="ce30" office:value-type="float" office:value="-0.14285714" calcext:value-type="float">
            <text:p>-0.14</text:p>
          </table:table-cell>
          <table:table-cell table:style-name="ce39" office:value-type="float" office:value="-0.14285714" calcext:value-type="float">
            <text:p>-0.14</text:p>
          </table:table-cell>
          <table:table-cell table:style-name="ce30" office:value-type="float" office:value="-0.14285714" calcext:value-type="float">
            <text:p>-0.14</text:p>
          </table:table-cell>
          <table:table-cell table:style-name="ce50"/>
          <table:table-cell table:number-columns-repeated="19"/>
        </table:table-row>
        <table:table-row table:style-name="ro3">
          <table:table-cell/>
          <table:covered-table-cell table:style-name="ce5"/>
          <table:table-cell table:style-name="ce13" office:value-type="string" calcext:value-type="string">
            <text:p>z</text:p>
          </table:table-cell>
          <table:table-cell table:style-name="ce22" office:value-type="float" office:value="0" calcext:value-type="float">
            <text:p>0.00</text:p>
          </table:table-cell>
          <table:table-cell table:style-name="ce31" office:value-type="float" office:value="0" calcext:value-type="float">
            <text:p>0.00</text:p>
          </table:table-cell>
          <table:table-cell table:style-name="ce40" office:value-type="float" office:value="-0.05" calcext:value-type="float">
            <text:p>-0.05</text:p>
          </table:table-cell>
          <table:table-cell table:style-name="ce40" office:value-type="float" office:value="-0.1" calcext:value-type="float">
            <text:p>-0.10</text:p>
          </table:table-cell>
          <table:table-cell table:style-name="ce31" office:value-type="float" office:value="-0.14285714" calcext:value-type="float">
            <text:p>-0.14</text:p>
          </table:table-cell>
          <table:table-cell table:style-name="ce31" office:value-type="float" office:value="-0.05" calcext:value-type="float">
            <text:p>-0.05</text:p>
          </table:table-cell>
          <table:table-cell table:style-name="ce40" office:value-type="float" office:value="-0.1" calcext:value-type="float">
            <text:p>-0.10</text:p>
          </table:table-cell>
          <table:table-cell table:style-name="ce31" office:value-type="float" office:value="-0.14285714" calcext:value-type="float">
            <text:p>-0.14</text:p>
          </table:table-cell>
          <table:table-cell table:style-name="ce40" office:value-type="float" office:value="-0.14285714" calcext:value-type="float">
            <text:p>-0.14</text:p>
          </table:table-cell>
          <table:table-cell table:style-name="ce31" office:value-type="float" office:value="-0.14285714" calcext:value-type="float">
            <text:p>-0.14</text:p>
          </table:table-cell>
          <table:table-cell table:style-name="ce51"/>
          <table:table-cell table:number-columns-repeated="19"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Square</text:p>
          </table:table-cell>
          <table:table-cell table:style-name="ce10" office:value-type="string" calcext:value-type="string">
            <text:p>x</text:p>
          </table:table-cell>
          <table:table-cell table:style-name="ce18" office:value-type="float" office:value="0.04" calcext:value-type="float">
            <text:p>0.04</text:p>
          </table:table-cell>
          <table:table-cell table:style-name="ce27" office:value-type="float" office:value="-0.2" calcext:value-type="float">
            <text:p>-0.20</text:p>
          </table:table-cell>
          <table:table-cell table:style-name="ce36" office:value-type="float" office:value="-0.1" calcext:value-type="float">
            <text:p>-0.10</text:p>
          </table:table-cell>
          <table:table-cell table:style-name="ce36" office:value-type="float" office:value="-0.2" calcext:value-type="float">
            <text:p>-0.20</text:p>
          </table:table-cell>
          <table:table-cell table:style-name="ce27" office:value-type="float" office:value="-0.14285714" calcext:value-type="float">
            <text:p>-0.14</text:p>
          </table:table-cell>
          <table:table-cell table:style-name="ce27" office:value-type="float" office:value="-0.1" calcext:value-type="float">
            <text:p>-0.10</text:p>
          </table:table-cell>
          <table:table-cell table:style-name="ce36" office:value-type="float" office:value="0" calcext:value-type="float">
            <text:p>0.00</text:p>
          </table:table-cell>
          <table:table-cell table:style-name="ce27" office:value-type="float" office:value="-0.14285714" calcext:value-type="float">
            <text:p>-0.14</text:p>
          </table:table-cell>
          <table:table-cell table:style-name="ce36" office:value-type="float" office:value="-0.14285714" calcext:value-type="float">
            <text:p>-0.14</text:p>
          </table:table-cell>
          <table:table-cell table:style-name="ce27" office:value-type="float" office:value="-0.14285714" calcext:value-type="float">
            <text:p>-0.14</text:p>
          </table:table-cell>
          <table:table-cell table:style-name="ce47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07" calcext:value-type="float">
            <text:p>-0.01</text:p>
          </table:table-cell>
          <table:table-cell office:value-type="float" office:value="0.15" calcext:value-type="float">
            <text:p>0.15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14285714" calcext:value-type="float">
            <text:p>0.14</text:p>
          </table:table-cell>
          <table:table-cell table:number-columns-repeated="20"/>
        </table:table-row>
        <table:table-row table:style-name="ro3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105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" calcext:value-type="float">
            <text:p>-0.10</text:p>
          </table:table-cell>
          <table:table-cell office:value-type="float" office:value="-0.14285714" calcext:value-type="float">
            <text:p>-0.14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" calcext:value-type="float">
            <text:p>-0.10</text:p>
          </table:table-cell>
          <table:table-cell table:number-columns-repeated="3" office:value-type="float" office:value="-0.14285714" calcext:value-type="float">
            <text:p>-0.14</text:p>
          </table:table-cell>
          <table:table-cell table:number-columns-repeated="20"/>
        </table:table-row>
        <table:table-row table:style-name="ro3">
          <table:table-cell/>
          <table:table-cell table:style-name="ce1" office:value-type="string" calcext:value-type="string" table:number-columns-spanned="1" table:number-rows-spanned="3">
            <text:p>Factory DIM16 to ALS16</text:p>
          </table:table-cell>
          <table:table-cell table:style-name="ce12" office:value-type="string" calcext:value-type="string">
            <text:p>x</text:p>
          </table:table-cell>
          <table:table-cell table:style-name="ce20" office:value-type="float" office:value="0.023" calcext:value-type="float">
            <text:p>0.02</text:p>
          </table:table-cell>
          <table:table-cell table:style-name="ce29" office:value-type="float" office:value="-0.3" calcext:value-type="float">
            <text:p>-0.30</text:p>
          </table:table-cell>
          <table:table-cell table:style-name="ce38" office:value-type="float" office:value="-0.25" calcext:value-type="float">
            <text:p>-0.25</text:p>
          </table:table-cell>
          <table:table-cell table:style-name="ce38" office:value-type="float" office:value="-0.2" calcext:value-type="float">
            <text:p>-0.20</text:p>
          </table:table-cell>
          <table:table-cell table:style-name="ce29" office:value-type="float" office:value="-0.14285714" calcext:value-type="float">
            <text:p>-0.14</text:p>
          </table:table-cell>
          <table:table-cell table:style-name="ce29" office:value-type="float" office:value="-0.2" calcext:value-type="float">
            <text:p>-0.20</text:p>
          </table:table-cell>
          <table:table-cell table:style-name="ce38" office:value-type="float" office:value="-0.7" calcext:value-type="float">
            <text:p>-0.70</text:p>
          </table:table-cell>
          <table:table-cell table:style-name="ce29" office:value-type="float" office:value="-0.42857143" calcext:value-type="float">
            <text:p>-0.43</text:p>
          </table:table-cell>
          <table:table-cell table:style-name="ce38" office:value-type="float" office:value="-0.28571429" calcext:value-type="float">
            <text:p>-0.29</text:p>
          </table:table-cell>
          <table:table-cell table:style-name="ce29" office:value-type="float" office:value="-0.28571429" calcext:value-type="float">
            <text:p>-0.29</text:p>
          </table:table-cell>
          <table:table-cell table:style-name="ce49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style-name="ce21" office:value-type="float" office:value="-0.024" calcext:value-type="float">
            <text:p>-0.02</text:p>
          </table:table-cell>
          <table:table-cell table:style-name="ce30" office:value-type="float" office:value="0.15" calcext:value-type="float">
            <text:p>0.15</text:p>
          </table:table-cell>
          <table:table-cell table:style-name="ce39" office:value-type="float" office:value="0.1" calcext:value-type="float">
            <text:p>0.10</text:p>
          </table:table-cell>
          <table:table-cell table:style-name="ce39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30" office:value-type="float" office:value="0.1" calcext:value-type="float">
            <text:p>0.10</text:p>
          </table:table-cell>
          <table:table-cell table:style-name="ce39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39" office:value-type="float" office:value="-0.14285714" calcext:value-type="float">
            <text:p>-0.14</text:p>
          </table:table-cell>
          <table:table-cell table:style-name="ce30" office:value-type="float" office:value="-0.14285714" calcext:value-type="float">
            <text:p>-0.14</text:p>
          </table:table-cell>
          <table:table-cell table:style-name="ce50"/>
          <table:table-cell table:number-columns-repeated="19"/>
        </table:table-row>
        <table:table-row table:style-name="ro3">
          <table:table-cell/>
          <table:covered-table-cell table:style-name="ce5"/>
          <table:table-cell table:style-name="ce13" office:value-type="string" calcext:value-type="string">
            <text:p>z</text:p>
          </table:table-cell>
          <table:table-cell table:style-name="ce22" office:value-type="float" office:value="0.101" calcext:value-type="float">
            <text:p>0.10</text:p>
          </table:table-cell>
          <table:table-cell table:style-name="ce31" office:value-type="float" office:value="0" calcext:value-type="float">
            <text:p>0.00</text:p>
          </table:table-cell>
          <table:table-cell table:style-name="ce40" office:value-type="float" office:value="-0.05" calcext:value-type="float">
            <text:p>-0.05</text:p>
          </table:table-cell>
          <table:table-cell table:style-name="ce40" office:value-type="float" office:value="-0.1" calcext:value-type="float">
            <text:p>-0.10</text:p>
          </table:table-cell>
          <table:table-cell table:style-name="ce31" office:value-type="float" office:value="-0.14285714" calcext:value-type="float">
            <text:p>-0.14</text:p>
          </table:table-cell>
          <table:table-cell table:style-name="ce31" office:value-type="float" office:value="-0.05" calcext:value-type="float">
            <text:p>-0.05</text:p>
          </table:table-cell>
          <table:table-cell table:style-name="ce40" office:value-type="float" office:value="-0.2" calcext:value-type="float">
            <text:p>-0.20</text:p>
          </table:table-cell>
          <table:table-cell table:style-name="ce31" office:value-type="float" office:value="-0.28571429" calcext:value-type="float">
            <text:p>-0.29</text:p>
          </table:table-cell>
          <table:table-cell table:style-name="ce40" office:value-type="float" office:value="-0.28571429" calcext:value-type="float">
            <text:p>-0.29</text:p>
          </table:table-cell>
          <table:table-cell table:style-name="ce31" office:value-type="float" office:value="-0.28571429" calcext:value-type="float">
            <text:p>-0.29</text:p>
          </table:table-cell>
          <table:table-cell table:style-name="ce51"/>
          <table:table-cell table:number-columns-repeated="19"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Factory DIM16 to ALS14</text:p>
          </table:table-cell>
          <table:table-cell table:style-name="ce14" office:value-type="string" calcext:value-type="string">
            <text:p>x</text:p>
          </table:table-cell>
          <table:table-cell table:style-name="ce18" office:value-type="float" office:value="-0.013" calcext:value-type="float">
            <text:p>-0.01</text:p>
          </table:table-cell>
          <table:table-cell table:style-name="ce27" office:value-type="float" office:value="0.35" calcext:value-type="float">
            <text:p>0.35</text:p>
          </table:table-cell>
          <table:table-cell table:style-name="ce36" office:value-type="float" office:value="0.05" calcext:value-type="float">
            <text:p>0.05</text:p>
          </table:table-cell>
          <table:table-cell table:style-name="ce36" office:value-type="float" office:value="-0.2" calcext:value-type="float">
            <text:p>-0.20</text:p>
          </table:table-cell>
          <table:table-cell table:style-name="ce27" office:value-type="float" office:value="-0.14285714" calcext:value-type="float">
            <text:p>-0.14</text:p>
          </table:table-cell>
          <table:table-cell table:style-name="ce27" office:value-type="float" office:value="0" calcext:value-type="float">
            <text:p>0.00</text:p>
          </table:table-cell>
          <table:table-cell table:style-name="ce36" office:value-type="float" office:value="0" calcext:value-type="float">
            <text:p>0.00</text:p>
          </table:table-cell>
          <table:table-cell table:style-name="ce27" office:value-type="float" office:value="-0.14285714" calcext:value-type="float">
            <text:p>-0.14</text:p>
          </table:table-cell>
          <table:table-cell table:style-name="ce36" office:value-type="float" office:value="-0.28571429" calcext:value-type="float">
            <text:p>-0.29</text:p>
          </table:table-cell>
          <table:table-cell table:style-name="ce27" office:value-type="float" office:value="-0.28571429" calcext:value-type="float">
            <text:p>-0.29</text:p>
          </table:table-cell>
          <table:table-cell table:style-name="ce47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6" calcext:value-type="float">
            <text:p>-0.02</text:p>
          </table:table-cell>
          <table:table-cell office:value-type="float" office:value="0.1" calcext:value-type="float">
            <text:p>0.10</text:p>
          </table:table-cell>
          <table:table-cell table:number-columns-repeated="2" office:value-type="float" office:value="-0.1" calcext:value-type="float">
            <text:p>-0.10</text:p>
          </table:table-cell>
          <table:table-cell office:value-type="float" office:value="-0.14285714" calcext:value-type="float">
            <text:p>-0.14</text:p>
          </table:table-cell>
          <table:table-cell office:value-type="float" office:value="-0.1" calcext:value-type="float">
            <text:p>-0.10</text:p>
          </table:table-cell>
          <table:table-cell office:value-type="float" office:value="-0.2" calcext:value-type="float">
            <text:p>-0.20</text:p>
          </table:table-cell>
          <table:table-cell office:value-type="float" office:value="-0.14285714" calcext:value-type="float">
            <text:p>-0.14</text:p>
          </table:table-cell>
          <table:table-cell table:number-columns-repeated="2" office:value-type="float" office:value="-0.28571429" calcext:value-type="float">
            <text:p>-0.29</text:p>
          </table:table-cell>
          <table:table-cell table:number-columns-repeated="20"/>
        </table:table-row>
        <table:table-row table:style-name="ro3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174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office:value-type="float" office:value="-0.1" calcext:value-type="float">
            <text:p>-0.10</text:p>
          </table:table-cell>
          <table:table-cell office:value-type="float" office:value="-0.14285714" calcext:value-type="float">
            <text:p>-0.14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3" office:value-type="float" office:value="-0.14285714" calcext:value-type="float">
            <text:p>-0.14</text:p>
          </table:table-cell>
          <table:table-cell table:number-columns-repeated="20"/>
        </table:table-row>
        <table:table-row table:style-name="ro3">
          <table:table-cell/>
          <table:table-cell table:style-name="ce1" office:value-type="string" calcext:value-type="string" table:number-columns-spanned="1" table:number-rows-spanned="3">
            <text:p>Factory ALS16 to ALS14</text:p>
          </table:table-cell>
          <table:table-cell table:style-name="ce12" office:value-type="string" calcext:value-type="string">
            <text:p>x</text:p>
          </table:table-cell>
          <table:table-cell table:style-name="ce20" office:value-type="float" office:value="0.039" calcext:value-type="float">
            <text:p>0.04</text:p>
          </table:table-cell>
          <table:table-cell table:style-name="ce29" office:value-type="float" office:value="0.15" calcext:value-type="float">
            <text:p>0.15</text:p>
          </table:table-cell>
          <table:table-cell table:style-name="ce38" office:value-type="float" office:value="0.1" calcext:value-type="float">
            <text:p>0.10</text:p>
          </table:table-cell>
          <table:table-cell table:style-name="ce38" office:value-type="float" office:value="0" calcext:value-type="float">
            <text:p>0.00</text:p>
          </table:table-cell>
          <table:table-cell table:style-name="ce29" office:value-type="float" office:value="0" calcext:value-type="float">
            <text:p>0.00</text:p>
          </table:table-cell>
          <table:table-cell table:style-name="ce29" office:value-type="float" office:value="0.1" calcext:value-type="float">
            <text:p>0.10</text:p>
          </table:table-cell>
          <table:table-cell table:style-name="ce38" office:value-type="float" office:value="0" calcext:value-type="float">
            <text:p>0.00</text:p>
          </table:table-cell>
          <table:table-cell table:style-name="ce29" office:value-type="float" office:value="0" calcext:value-type="float">
            <text:p>0.00</text:p>
          </table:table-cell>
          <table:table-cell table:style-name="ce38" office:value-type="float" office:value="0" calcext:value-type="float">
            <text:p>0.00</text:p>
          </table:table-cell>
          <table:table-cell table:style-name="ce29" office:value-type="float" office:value="0" calcext:value-type="float">
            <text:p>0.00</text:p>
          </table:table-cell>
          <table:table-cell table:style-name="ce49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style-name="ce21" office:value-type="float" office:value="-0.022" calcext:value-type="float">
            <text:p>-0.02</text:p>
          </table:table-cell>
          <table:table-cell table:style-name="ce30" office:value-type="float" office:value="-0.1" calcext:value-type="float">
            <text:p>-0.10</text:p>
          </table:table-cell>
          <table:table-cell table:style-name="ce39" office:value-type="float" office:value="-0.15" calcext:value-type="float">
            <text:p>-0.15</text:p>
          </table:table-cell>
          <table:table-cell table:style-name="ce39" office:value-type="float" office:value="-0.2" calcext:value-type="float">
            <text:p>-0.20</text:p>
          </table:table-cell>
          <table:table-cell table:style-name="ce30" office:value-type="float" office:value="-0.28571429" calcext:value-type="float">
            <text:p>-0.29</text:p>
          </table:table-cell>
          <table:table-cell table:style-name="ce30" office:value-type="float" office:value="-0.15" calcext:value-type="float">
            <text:p>-0.15</text:p>
          </table:table-cell>
          <table:table-cell table:style-name="ce39" office:value-type="float" office:value="-0.2" calcext:value-type="float">
            <text:p>-0.20</text:p>
          </table:table-cell>
          <table:table-cell table:style-name="ce30" office:value-type="float" office:value="-0.28571429" calcext:value-type="float">
            <text:p>-0.29</text:p>
          </table:table-cell>
          <table:table-cell table:style-name="ce39" office:value-type="float" office:value="-0.28571429" calcext:value-type="float">
            <text:p>-0.29</text:p>
          </table:table-cell>
          <table:table-cell table:style-name="ce30" office:value-type="float" office:value="-0.28571429" calcext:value-type="float">
            <text:p>-0.29</text:p>
          </table:table-cell>
          <table:table-cell table:style-name="ce50"/>
          <table:table-cell table:number-columns-repeated="19"/>
        </table:table-row>
        <table:table-row table:style-name="ro3">
          <table:table-cell/>
          <table:covered-table-cell table:style-name="ce5"/>
          <table:table-cell table:style-name="ce13" office:value-type="string" calcext:value-type="string">
            <text:p>z</text:p>
          </table:table-cell>
          <table:table-cell table:style-name="ce22" office:value-type="float" office:value="-0.018" calcext:value-type="float">
            <text:p>-0.02</text:p>
          </table:table-cell>
          <table:table-cell table:style-name="ce31" office:value-type="float" office:value="0" calcext:value-type="float">
            <text:p>0.00</text:p>
          </table:table-cell>
          <table:table-cell table:style-name="ce40" office:value-type="float" office:value="-0.05" calcext:value-type="float">
            <text:p>-0.05</text:p>
          </table:table-cell>
          <table:table-cell table:style-name="ce40" office:value-type="float" office:value="-0.1" calcext:value-type="float">
            <text:p>-0.10</text:p>
          </table:table-cell>
          <table:table-cell table:style-name="ce31" office:value-type="float" office:value="0" calcext:value-type="float">
            <text:p>0.00</text:p>
          </table:table-cell>
          <table:table-cell table:style-name="ce31" office:value-type="float" office:value="-0.05" calcext:value-type="float">
            <text:p>-0.05</text:p>
          </table:table-cell>
          <table:table-cell table:style-name="ce40" office:value-type="float" office:value="0" calcext:value-type="float">
            <text:p>0.00</text:p>
          </table:table-cell>
          <table:table-cell table:style-name="ce31" office:value-type="float" office:value="0" calcext:value-type="float">
            <text:p>0.00</text:p>
          </table:table-cell>
          <table:table-cell table:style-name="ce40" office:value-type="float" office:value="0" calcext:value-type="float">
            <text:p>0.00</text:p>
          </table:table-cell>
          <table:table-cell table:style-name="ce31" office:value-type="float" office:value="0" calcext:value-type="float">
            <text:p>0.00</text:p>
          </table:table-cell>
          <table:table-cell table:style-name="ce51"/>
          <table:table-cell table:number-columns-repeated="19"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Field</text:p>
          </table:table-cell>
          <table:table-cell table:style-name="ce10" office:value-type="string" calcext:value-type="string">
            <text:p>x</text:p>
          </table:table-cell>
          <table:table-cell table:style-name="ce18" office:value-type="float" office:value="0.02" calcext:value-type="float">
            <text:p>0.02</text:p>
          </table:table-cell>
          <table:table-cell table:style-name="ce27" office:value-type="float" office:value="-0.05" calcext:value-type="float">
            <text:p>-0.05</text:p>
          </table:table-cell>
          <table:table-cell table:style-name="ce36" office:value-type="float" office:value="-0.1" calcext:value-type="float">
            <text:p>-0.10</text:p>
          </table:table-cell>
          <table:table-cell table:style-name="ce36" office:value-type="float" office:value="-0.7" calcext:value-type="float">
            <text:p>-0.70</text:p>
          </table:table-cell>
          <table:table-cell table:style-name="ce27" office:value-type="float" office:value="-0.14285714" calcext:value-type="float">
            <text:p>-0.14</text:p>
          </table:table-cell>
          <table:table-cell table:style-name="ce27" office:value-type="float" office:value="-0.1" calcext:value-type="float">
            <text:p>-0.10</text:p>
          </table:table-cell>
          <table:table-cell table:style-name="ce36" office:value-type="float" office:value="-0.2" calcext:value-type="float">
            <text:p>-0.20</text:p>
          </table:table-cell>
          <table:table-cell table:style-name="ce27" office:value-type="float" office:value="-0.14285714" calcext:value-type="float">
            <text:p>-0.14</text:p>
          </table:table-cell>
          <table:table-cell table:style-name="ce36" office:value-type="float" office:value="-0.14285714" calcext:value-type="float">
            <text:p>-0.14</text:p>
          </table:table-cell>
          <table:table-cell table:style-name="ce27" office:value-type="float" office:value="-0.14285714" calcext:value-type="float">
            <text:p>-0.14</text:p>
          </table:table-cell>
          <table:table-cell table:style-name="ce47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2" calcext:value-type="float">
            <text:p>-0.01</text:p>
          </table:table-cell>
          <table:table-cell table:number-columns-repeated="2" office:value-type="float" office:value="-0.15" calcext:value-type="float">
            <text:p>-0.15</text:p>
          </table:table-cell>
          <table:table-cell office:value-type="float" office:value="0" calcext:value-type="float">
            <text:p>0.00</text:p>
          </table:table-cell>
          <table:table-cell office:value-type="float" office:value="-0.14285714" calcext:value-type="float">
            <text:p>-0.14</text:p>
          </table:table-cell>
          <table:table-cell office:value-type="float" office:value="-0.1" calcext:value-type="float">
            <text:p>-0.10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float" office:value="-0.14285714" calcext:value-type="float">
            <text:p>-0.14</text:p>
          </table:table-cell>
          <table:table-cell table:number-columns-repeated="20"/>
        </table:table-row>
        <table:table-row table:style-name="ro3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168" calcext:value-type="float">
            <text:p>-0.17</text:p>
          </table:table-cell>
          <table:table-cell office:value-type="float" office:value="-0.15" calcext:value-type="float">
            <text:p>-0.15</text:p>
          </table:table-cell>
          <table:table-cell office:value-type="float" office:value="-0.2" calcext:value-type="float">
            <text:p>-0.20</text:p>
          </table:table-cell>
          <table:table-cell office:value-type="float" office:value="-0.3" calcext:value-type="float">
            <text:p>-0.30</text:p>
          </table:table-cell>
          <table:table-cell office:value-type="float" office:value="-0.28571429" calcext:value-type="float">
            <text:p>-0.29</text:p>
          </table:table-cell>
          <table:table-cell office:value-type="float" office:value="-0.2" calcext:value-type="float">
            <text:p>-0.20</text:p>
          </table:table-cell>
          <table:table-cell office:value-type="float" office:value="-0.3" calcext:value-type="float">
            <text:p>-0.30</text:p>
          </table:table-cell>
          <table:table-cell table:number-columns-repeated="3" office:value-type="float" office:value="-0.28571429" calcext:value-type="float">
            <text:p>-0.29</text:p>
          </table:table-cell>
          <table:table-cell table:number-columns-repeated="20"/>
        </table:table-row>
        <table:table-row table:style-name="ro3">
          <table:table-cell/>
          <table:table-cell table:style-name="ce1" office:value-type="string" calcext:value-type="string" table:number-columns-spanned="1" table:number-rows-spanned="3">
            <text:p>Row Houses</text:p>
          </table:table-cell>
          <table:table-cell table:style-name="ce12" office:value-type="string" calcext:value-type="string">
            <text:p>x</text:p>
          </table:table-cell>
          <table:table-cell table:style-name="ce20" office:value-type="float" office:value="-0.003" calcext:value-type="float">
            <text:p>0.00</text:p>
          </table:table-cell>
          <table:table-cell table:style-name="ce29" office:value-type="float" office:value="-0.1" calcext:value-type="float">
            <text:p>-0.10</text:p>
          </table:table-cell>
          <table:table-cell table:style-name="ce38" office:value-type="float" office:value="-0.1" calcext:value-type="float">
            <text:p>-0.10</text:p>
          </table:table-cell>
          <table:table-cell table:style-name="ce38" office:value-type="float" office:value="-0.2" calcext:value-type="float">
            <text:p>-0.20</text:p>
          </table:table-cell>
          <table:table-cell table:style-name="ce29" office:value-type="float" office:value="-0.28571429" calcext:value-type="float">
            <text:p>-0.29</text:p>
          </table:table-cell>
          <table:table-cell table:style-name="ce29" office:value-type="float" office:value="-0.1" calcext:value-type="float">
            <text:p>-0.10</text:p>
          </table:table-cell>
          <table:table-cell table:style-name="ce38" office:value-type="float" office:value="-0.2" calcext:value-type="float">
            <text:p>-0.20</text:p>
          </table:table-cell>
          <table:table-cell table:style-name="ce29" office:value-type="float" office:value="-0.28571429" calcext:value-type="float">
            <text:p>-0.29</text:p>
          </table:table-cell>
          <table:table-cell table:style-name="ce38" office:value-type="float" office:value="-0.28571429" calcext:value-type="float">
            <text:p>-0.29</text:p>
          </table:table-cell>
          <table:table-cell table:style-name="ce29" office:value-type="float" office:value="-0.28571429" calcext:value-type="float">
            <text:p>-0.29</text:p>
          </table:table-cell>
          <table:table-cell table:style-name="ce49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style-name="ce21" office:value-type="float" office:value="0.182" calcext:value-type="float">
            <text:p>0.18</text:p>
          </table:table-cell>
          <table:table-cell table:style-name="ce30" office:value-type="float" office:value="-0.1" calcext:value-type="float">
            <text:p>-0.10</text:p>
          </table:table-cell>
          <table:table-cell table:style-name="ce39" office:value-type="float" office:value="-0.15" calcext:value-type="float">
            <text:p>-0.15</text:p>
          </table:table-cell>
          <table:table-cell table:style-name="ce39" office:value-type="float" office:value="-0.2" calcext:value-type="float">
            <text:p>-0.20</text:p>
          </table:table-cell>
          <table:table-cell table:style-name="ce30" office:value-type="float" office:value="-0.28571429" calcext:value-type="float">
            <text:p>-0.29</text:p>
          </table:table-cell>
          <table:table-cell table:style-name="ce30" office:value-type="float" office:value="-0.15" calcext:value-type="float">
            <text:p>-0.15</text:p>
          </table:table-cell>
          <table:table-cell table:style-name="ce39" office:value-type="float" office:value="-0.2" calcext:value-type="float">
            <text:p>-0.20</text:p>
          </table:table-cell>
          <table:table-cell table:style-name="ce30" office:value-type="float" office:value="-0.28571429" calcext:value-type="float">
            <text:p>-0.29</text:p>
          </table:table-cell>
          <table:table-cell table:style-name="ce39" office:value-type="float" office:value="-0.14285714" calcext:value-type="float">
            <text:p>-0.14</text:p>
          </table:table-cell>
          <table:table-cell table:style-name="ce30" office:value-type="float" office:value="-0.14285714" calcext:value-type="float">
            <text:p>-0.14</text:p>
          </table:table-cell>
          <table:table-cell table:style-name="ce50"/>
          <table:table-cell table:number-columns-repeated="19"/>
        </table:table-row>
        <table:table-row table:style-name="ro3">
          <table:table-cell/>
          <table:covered-table-cell table:style-name="ce5"/>
          <table:table-cell table:style-name="ce13" office:value-type="string" calcext:value-type="string">
            <text:p>z</text:p>
          </table:table-cell>
          <table:table-cell table:style-name="ce22" office:value-type="float" office:value="-0.048" calcext:value-type="float">
            <text:p>-0.05</text:p>
          </table:table-cell>
          <table:table-cell table:style-name="ce31" office:value-type="float" office:value="0" calcext:value-type="float">
            <text:p>0.00</text:p>
          </table:table-cell>
          <table:table-cell table:style-name="ce40" office:value-type="float" office:value="-0.05" calcext:value-type="float">
            <text:p>-0.05</text:p>
          </table:table-cell>
          <table:table-cell table:style-name="ce40" office:value-type="float" office:value="-0.1" calcext:value-type="float">
            <text:p>-0.10</text:p>
          </table:table-cell>
          <table:table-cell table:style-name="ce31" office:value-type="float" office:value="-0.14285714" calcext:value-type="float">
            <text:p>-0.14</text:p>
          </table:table-cell>
          <table:table-cell table:style-name="ce31" office:value-type="float" office:value="-0.05" calcext:value-type="float">
            <text:p>-0.05</text:p>
          </table:table-cell>
          <table:table-cell table:style-name="ce40" office:value-type="float" office:value="-0.1" calcext:value-type="float">
            <text:p>-0.10</text:p>
          </table:table-cell>
          <table:table-cell table:style-name="ce31" office:value-type="float" office:value="-0.14285714" calcext:value-type="float">
            <text:p>-0.14</text:p>
          </table:table-cell>
          <table:table-cell table:style-name="ce40" office:value-type="float" office:value="-0.28571429" calcext:value-type="float">
            <text:p>-0.29</text:p>
          </table:table-cell>
          <table:table-cell table:style-name="ce31" office:value-type="float" office:value="-0.28571429" calcext:value-type="float">
            <text:p>-0.29</text:p>
          </table:table-cell>
          <table:table-cell table:style-name="ce51"/>
          <table:table-cell table:number-columns-repeated="19"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Forest</text:p>
          </table:table-cell>
          <table:table-cell table:style-name="ce10" office:value-type="string" calcext:value-type="string">
            <text:p>x</text:p>
          </table:table-cell>
          <table:table-cell table:style-name="ce18" office:value-type="float" office:value="0" calcext:value-type="float">
            <text:p>0.00</text:p>
          </table:table-cell>
          <table:table-cell table:style-name="ce27" office:value-type="float" office:value="-0.15" calcext:value-type="float">
            <text:p>-0.15</text:p>
          </table:table-cell>
          <table:table-cell table:style-name="ce36" office:value-type="float" office:value="-0.1" calcext:value-type="float">
            <text:p>-0.10</text:p>
          </table:table-cell>
          <table:table-cell table:style-name="ce36" office:value-type="float" office:value="0" calcext:value-type="float">
            <text:p>0.00</text:p>
          </table:table-cell>
          <table:table-cell table:style-name="ce27" office:value-type="float" office:value="-0.28571429" calcext:value-type="float">
            <text:p>-0.29</text:p>
          </table:table-cell>
          <table:table-cell table:style-name="ce27" office:value-type="float" office:value="-0.1" calcext:value-type="float">
            <text:p>-0.10</text:p>
          </table:table-cell>
          <table:table-cell table:style-name="ce36" office:value-type="float" office:value="0" calcext:value-type="float">
            <text:p>0.00</text:p>
          </table:table-cell>
          <table:table-cell table:style-name="ce27" office:value-type="float" office:value="-0.14285714" calcext:value-type="float">
            <text:p>-0.14</text:p>
          </table:table-cell>
          <table:table-cell table:style-name="ce36" office:value-type="float" office:value="-0.28571429" calcext:value-type="float">
            <text:p>-0.29</text:p>
          </table:table-cell>
          <table:table-cell table:style-name="ce27" office:value-type="float" office:value="-0.28571429" calcext:value-type="float">
            <text:p>-0.29</text:p>
          </table:table-cell>
          <table:table-cell table:style-name="ce47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-0.25" calcext:value-type="float">
            <text:p>-0.25</text:p>
          </table:table-cell>
          <table:table-cell office:value-type="float" office:value="-0.2" calcext:value-type="float">
            <text:p>-0.20</text:p>
          </table:table-cell>
          <table:table-cell office:value-type="float" office:value="-0.28571429" calcext:value-type="float">
            <text:p>-0.29</text:p>
          </table:table-cell>
          <table:table-cell office:value-type="float" office:value="-0.25" calcext:value-type="float">
            <text:p>-0.25</text:p>
          </table:table-cell>
          <table:table-cell office:value-type="float" office:value="-0.2" calcext:value-type="float">
            <text:p>-0.20</text:p>
          </table:table-cell>
          <table:table-cell table:number-columns-repeated="2" office:value-type="float" office:value="-0.28571429" calcext:value-type="float">
            <text:p>-0.29</text:p>
          </table:table-cell>
          <table:table-cell office:value-type="float" office:value="-0.42857143" calcext:value-type="float">
            <text:p>-0.43</text:p>
          </table:table-cell>
          <table:table-cell table:number-columns-repeated="20"/>
        </table:table-row>
        <table:table-row table:style-name="ro3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" calcext:value-type="float">
            <text:p>0.00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14285714" calcext:value-type="float">
            <text:p>-0.14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2" office:value-type="float" office:value="-0.14285714" calcext:value-type="float">
            <text:p>-0.14</text:p>
          </table:table-cell>
          <table:table-cell office:value-type="float" office:value="-0.28571429" calcext:value-type="float">
            <text:p>-0.29</text:p>
          </table:table-cell>
          <table:table-cell table:number-columns-repeated="20"/>
        </table:table-row>
        <table:table-row table:style-name="ro3">
          <table:table-cell/>
          <table:table-cell table:style-name="ce1" office:value-type="string" calcext:value-type="string" table:number-columns-spanned="1" table:number-rows-spanned="3">
            <text:p>Exhibit A DIM16 to ALS16</text:p>
          </table:table-cell>
          <table:table-cell table:style-name="ce12" office:value-type="string" calcext:value-type="string">
            <text:p>x</text:p>
          </table:table-cell>
          <table:table-cell table:style-name="ce20" office:value-type="float" office:value="0.039" calcext:value-type="float">
            <text:p>0.04</text:p>
          </table:table-cell>
          <table:table-cell table:style-name="ce29" office:value-type="float" office:value="-0.1" calcext:value-type="float">
            <text:p>-0.10</text:p>
          </table:table-cell>
          <table:table-cell table:style-name="ce38" office:value-type="float" office:value="-0.05" calcext:value-type="float">
            <text:p>-0.05</text:p>
          </table:table-cell>
          <table:table-cell table:style-name="ce38" office:value-type="float" office:value="0" calcext:value-type="float">
            <text:p>0.00</text:p>
          </table:table-cell>
          <table:table-cell table:style-name="ce29" office:value-type="float" office:value="-0.14285714" calcext:value-type="float">
            <text:p>-0.14</text:p>
          </table:table-cell>
          <table:table-cell table:style-name="ce29" office:value-type="float" office:value="-0.05" calcext:value-type="float">
            <text:p>-0.05</text:p>
          </table:table-cell>
          <table:table-cell table:style-name="ce38" office:value-type="float" office:value="0" calcext:value-type="float">
            <text:p>0.00</text:p>
          </table:table-cell>
          <table:table-cell table:style-name="ce29" office:value-type="float" office:value="-0.14285714" calcext:value-type="float">
            <text:p>-0.14</text:p>
          </table:table-cell>
          <table:table-cell table:style-name="ce38" office:value-type="float" office:value="-0.14285714" calcext:value-type="float">
            <text:p>-0.14</text:p>
          </table:table-cell>
          <table:table-cell table:style-name="ce29" office:value-type="float" office:value="-0.14285714" calcext:value-type="float">
            <text:p>-0.14</text:p>
          </table:table-cell>
          <table:table-cell table:style-name="ce49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style-name="ce21" office:value-type="float" office:value="-0.006" calcext:value-type="float">
            <text:p>-0.01</text:p>
          </table:table-cell>
          <table:table-cell table:style-name="ce30" office:value-type="float" office:value="0.25" calcext:value-type="float">
            <text:p>0.25</text:p>
          </table:table-cell>
          <table:table-cell table:style-name="ce39" office:value-type="float" office:value="0.15" calcext:value-type="float">
            <text:p>0.15</text:p>
          </table:table-cell>
          <table:table-cell table:style-name="ce39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30" office:value-type="float" office:value="0.15" calcext:value-type="float">
            <text:p>0.15</text:p>
          </table:table-cell>
          <table:table-cell table:style-name="ce39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39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50"/>
          <table:table-cell table:number-columns-repeated="19"/>
        </table:table-row>
        <table:table-row table:style-name="ro3">
          <table:table-cell/>
          <table:covered-table-cell table:style-name="ce5"/>
          <table:table-cell table:style-name="ce13" office:value-type="string" calcext:value-type="string">
            <text:p>z</text:p>
          </table:table-cell>
          <table:table-cell table:style-name="ce22" office:value-type="float" office:value="0.036" calcext:value-type="float">
            <text:p>0.04</text:p>
          </table:table-cell>
          <table:table-cell table:style-name="ce31" office:value-type="float" office:value="0" calcext:value-type="float">
            <text:p>0.00</text:p>
          </table:table-cell>
          <table:table-cell table:style-name="ce40" office:value-type="float" office:value="-0.05" calcext:value-type="float">
            <text:p>-0.05</text:p>
          </table:table-cell>
          <table:table-cell table:style-name="ce40" office:value-type="float" office:value="-0.1" calcext:value-type="float">
            <text:p>-0.10</text:p>
          </table:table-cell>
          <table:table-cell table:style-name="ce31" office:value-type="float" office:value="-0.14285714" calcext:value-type="float">
            <text:p>-0.14</text:p>
          </table:table-cell>
          <table:table-cell table:style-name="ce31" office:value-type="float" office:value="-0.05" calcext:value-type="float">
            <text:p>-0.05</text:p>
          </table:table-cell>
          <table:table-cell table:style-name="ce40" office:value-type="float" office:value="-0.1" calcext:value-type="float">
            <text:p>-0.10</text:p>
          </table:table-cell>
          <table:table-cell table:style-name="ce31" office:value-type="float" office:value="-0.14285714" calcext:value-type="float">
            <text:p>-0.14</text:p>
          </table:table-cell>
          <table:table-cell table:style-name="ce40" office:value-type="float" office:value="-0.14285714" calcext:value-type="float">
            <text:p>-0.14</text:p>
          </table:table-cell>
          <table:table-cell table:style-name="ce31" office:value-type="float" office:value="-0.14285714" calcext:value-type="float">
            <text:p>-0.14</text:p>
          </table:table-cell>
          <table:table-cell table:style-name="ce51"/>
          <table:table-cell table:number-columns-repeated="19"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Exhibit A DIM16 to ALS14</text:p>
          </table:table-cell>
          <table:table-cell table:style-name="ce10" office:value-type="string" calcext:value-type="string">
            <text:p>x</text:p>
          </table:table-cell>
          <table:table-cell table:style-name="ce18" office:value-type="float" office:value="0.008" calcext:value-type="float">
            <text:p>0.01</text:p>
          </table:table-cell>
          <table:table-cell table:style-name="ce27" office:value-type="float" office:value="-0.35" calcext:value-type="float">
            <text:p>-0.35</text:p>
          </table:table-cell>
          <table:table-cell table:number-columns-repeated="2" table:style-name="ce36" office:value-type="float" office:value="-0.1" calcext:value-type="float">
            <text:p>-0.10</text:p>
          </table:table-cell>
          <table:table-cell table:style-name="ce27" office:value-type="float" office:value="-0.14285714" calcext:value-type="float">
            <text:p>-0.14</text:p>
          </table:table-cell>
          <table:table-cell table:style-name="ce27" office:value-type="float" office:value="-0.1" calcext:value-type="float">
            <text:p>-0.10</text:p>
          </table:table-cell>
          <table:table-cell table:style-name="ce36" office:value-type="float" office:value="-0.2" calcext:value-type="float">
            <text:p>-0.20</text:p>
          </table:table-cell>
          <table:table-cell table:style-name="ce27" office:value-type="float" office:value="-0.14285714" calcext:value-type="float">
            <text:p>-0.14</text:p>
          </table:table-cell>
          <table:table-cell table:style-name="ce36" office:value-type="float" office:value="-0.14285714" calcext:value-type="float">
            <text:p>-0.14</text:p>
          </table:table-cell>
          <table:table-cell table:style-name="ce27" office:value-type="float" office:value="-0.28571429" calcext:value-type="float">
            <text:p>-0.29</text:p>
          </table:table-cell>
          <table:table-cell table:style-name="ce47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57" calcext:value-type="float">
            <text:p>-0.06</text:p>
          </table:table-cell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.00</text:p>
          </table:table-cell>
          <table:table-cell office:value-type="float" office:value="-0.1" calcext:value-type="float">
            <text:p>-0.10</text:p>
          </table:table-cell>
          <table:table-cell office:value-type="float" office:value="-0.14285714" calcext:value-type="float">
            <text:p>-0.14</text:p>
          </table:table-cell>
          <table:table-cell table:number-columns-repeated="2" office:value-type="float" office:value="0" calcext:value-type="float">
            <text:p>0.00</text:p>
          </table:table-cell>
          <table:table-cell table:number-columns-repeated="3" office:value-type="float" office:value="-0.14285714" calcext:value-type="float">
            <text:p>-0.14</text:p>
          </table:table-cell>
          <table:table-cell table:number-columns-repeated="20"/>
        </table:table-row>
        <table:table-row table:style-name="ro3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82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" calcext:value-type="float">
            <text:p>-0.10</text:p>
          </table:table-cell>
          <table:table-cell office:value-type="float" office:value="-0.14285714" calcext:value-type="float">
            <text:p>-0.14</text:p>
          </table:table-cell>
          <table:table-cell office:value-type="float" office:value="-0.05" calcext:value-type="float">
            <text:p>-0.05</text:p>
          </table:table-cell>
          <table:table-cell office:value-type="float" office:value="-0.1" calcext:value-type="float">
            <text:p>-0.10</text:p>
          </table:table-cell>
          <table:table-cell table:number-columns-repeated="3" office:value-type="float" office:value="-0.14285714" calcext:value-type="float">
            <text:p>-0.14</text:p>
          </table:table-cell>
          <table:table-cell table:number-columns-repeated="20"/>
        </table:table-row>
        <table:table-row table:style-name="ro3">
          <table:table-cell/>
          <table:table-cell table:style-name="ce1" office:value-type="string" calcext:value-type="string" table:number-columns-spanned="1" table:number-rows-spanned="3">
            <text:p>Exhibit A ALS16 to ALS14</text:p>
          </table:table-cell>
          <table:table-cell table:style-name="ce12" office:value-type="string" calcext:value-type="string">
            <text:p>x</text:p>
          </table:table-cell>
          <table:table-cell table:style-name="ce20" office:value-type="float" office:value="-0.02" calcext:value-type="float">
            <text:p>-0.02</text:p>
          </table:table-cell>
          <table:table-cell table:style-name="ce29" office:value-type="float" office:value="0" calcext:value-type="float">
            <text:p>0.00</text:p>
          </table:table-cell>
          <table:table-cell table:style-name="ce38" office:value-type="float" office:value="-0.05" calcext:value-type="float">
            <text:p>-0.05</text:p>
          </table:table-cell>
          <table:table-cell table:style-name="ce38" office:value-type="float" office:value="-0.1" calcext:value-type="float">
            <text:p>-0.10</text:p>
          </table:table-cell>
          <table:table-cell table:style-name="ce29" office:value-type="float" office:value="-0.14285714" calcext:value-type="float">
            <text:p>-0.14</text:p>
          </table:table-cell>
          <table:table-cell table:style-name="ce29" office:value-type="float" office:value="-0.1" calcext:value-type="float">
            <text:p>-0.10</text:p>
          </table:table-cell>
          <table:table-cell table:style-name="ce38" office:value-type="float" office:value="-0.2" calcext:value-type="float">
            <text:p>-0.20</text:p>
          </table:table-cell>
          <table:table-cell table:style-name="ce29" office:value-type="float" office:value="-0.14285714" calcext:value-type="float">
            <text:p>-0.14</text:p>
          </table:table-cell>
          <table:table-cell table:style-name="ce38" office:value-type="float" office:value="-0.28571429" calcext:value-type="float">
            <text:p>-0.29</text:p>
          </table:table-cell>
          <table:table-cell table:style-name="ce29" office:value-type="float" office:value="-0.28571429" calcext:value-type="float">
            <text:p>-0.29</text:p>
          </table:table-cell>
          <table:table-cell table:style-name="ce49"/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style-name="ce21" office:value-type="float" office:value="-0.056" calcext:value-type="float">
            <text:p>-0.06</text:p>
          </table:table-cell>
          <table:table-cell table:style-name="ce30" office:value-type="float" office:value="-0.25" calcext:value-type="float">
            <text:p>-0.25</text:p>
          </table:table-cell>
          <table:table-cell table:number-columns-repeated="2" table:style-name="ce39" office:value-type="float" office:value="-0.3" calcext:value-type="float">
            <text:p>-0.30</text:p>
          </table:table-cell>
          <table:table-cell table:style-name="ce30" office:value-type="float" office:value="-0.28571429" calcext:value-type="float">
            <text:p>-0.29</text:p>
          </table:table-cell>
          <table:table-cell table:style-name="ce30" office:value-type="float" office:value="-0.25" calcext:value-type="float">
            <text:p>-0.25</text:p>
          </table:table-cell>
          <table:table-cell table:style-name="ce39" office:value-type="float" office:value="-0.3" calcext:value-type="float">
            <text:p>-0.30</text:p>
          </table:table-cell>
          <table:table-cell table:style-name="ce30" office:value-type="float" office:value="-0.28571429" calcext:value-type="float">
            <text:p>-0.29</text:p>
          </table:table-cell>
          <table:table-cell table:style-name="ce39" office:value-type="float" office:value="-0.28571429" calcext:value-type="float">
            <text:p>-0.29</text:p>
          </table:table-cell>
          <table:table-cell table:style-name="ce30" office:value-type="float" office:value="-0.28571429" calcext:value-type="float">
            <text:p>-0.29</text:p>
          </table:table-cell>
          <table:table-cell table:style-name="ce50"/>
          <table:table-cell table:number-columns-repeated="19"/>
        </table:table-row>
        <table:table-row table:style-name="ro3">
          <table:table-cell/>
          <table:covered-table-cell table:style-name="ce5"/>
          <table:table-cell table:style-name="ce13" office:value-type="string" calcext:value-type="string">
            <text:p>z</text:p>
          </table:table-cell>
          <table:table-cell table:style-name="ce22" office:value-type="float" office:value="0.052" calcext:value-type="float">
            <text:p>0.05</text:p>
          </table:table-cell>
          <table:table-cell table:style-name="ce31" office:value-type="float" office:value="0" calcext:value-type="float">
            <text:p>0.00</text:p>
          </table:table-cell>
          <table:table-cell table:style-name="ce40" office:value-type="float" office:value="-0.05" calcext:value-type="float">
            <text:p>-0.05</text:p>
          </table:table-cell>
          <table:table-cell table:style-name="ce40" office:value-type="float" office:value="-0.1" calcext:value-type="float">
            <text:p>-0.10</text:p>
          </table:table-cell>
          <table:table-cell table:style-name="ce31" office:value-type="float" office:value="-0.14285714" calcext:value-type="float">
            <text:p>-0.14</text:p>
          </table:table-cell>
          <table:table-cell table:style-name="ce31" office:value-type="float" office:value="-0.05" calcext:value-type="float">
            <text:p>-0.05</text:p>
          </table:table-cell>
          <table:table-cell table:style-name="ce40" office:value-type="float" office:value="-0.1" calcext:value-type="float">
            <text:p>-0.10</text:p>
          </table:table-cell>
          <table:table-cell table:style-name="ce31" office:value-type="float" office:value="-0.14285714" calcext:value-type="float">
            <text:p>-0.14</text:p>
          </table:table-cell>
          <table:table-cell table:style-name="ce40" office:value-type="float" office:value="-0.14285714" calcext:value-type="float">
            <text:p>-0.14</text:p>
          </table:table-cell>
          <table:table-cell table:style-name="ce31" office:value-type="float" office:value="-0.14285714" calcext:value-type="float">
            <text:p>-0.14</text:p>
          </table:table-cell>
          <table:table-cell table:style-name="ce51"/>
          <table:table-cell table:number-columns-repeated="19"/>
        </table:table-row>
        <table:table-row table:style-name="ro3">
          <table:table-cell table:number-columns-repeated="2"/>
          <table:table-cell table:style-name="ce9"/>
          <table:table-cell table:style-name="ce23" table:number-columns-repeated="9"/>
          <table:table-cell table:style-name="ce42"/>
          <table:table-cell table:style-name="ce52"/>
          <table:table-cell table:number-columns-repeated="19"/>
        </table:table-row>
        <table:table-row table:style-name="ro4">
          <table:table-cell/>
          <table:table-cell table:style-name="ce6" office:value-type="string" calcext:value-type="string">
            <text:p>Mean X-Y</text:p>
          </table:table-cell>
          <table:table-cell table:style-name="ce9"/>
          <table:table-cell table:style-name="ce24"/>
          <table:table-cell table:style-name="ce32" table:formula="of:=100*AVERAGE(ABS([.E4]-[.$D4]);ABS([.E5]-[.$D5]);ABS([.E7]-[.$D7]);ABS([.E8]-[.$D8]);ABS([.E10]-[.$D10]);ABS([.E11]-[.$D11]);ABS([.E13]-[.$D13]);ABS([.E14]-[.$D14]);ABS([.E16]-[.$D16]);ABS([.E17]-[.$D17]);ABS([.E19]-[.$D19]);ABS([.E20]-[.$D20]);ABS([.E22]-[.$D22]);ABS([.E23]-[.$D23]);ABS([.E25]-[.$D25]);ABS([.E26]-[.$D26]);ABS([.E28]-[.$D28]);ABS([.E29]-[.$D29]);ABS([.E31]-[.$D31]);ABS([.E32]-[.$D32]);ABS([.E34]-[.$D34]);ABS([.E35]-[.$D35]);ABS([.E37]-[.$D37]);ABS([.E38]-[.$D38]);ABS([.E40]-[.$D40]);ABS([.E41]-[.$D41]);ABS([.E43]-[.$D43]);ABS([.E44]-[.$D44]);ABS([.E46]-[.$D46]);ABS([.E47]-[.$D47]);ABS([.E49]-[.$D49]);ABS([.E50]-[.$D50]))" office:value-type="float" office:value="18.0541557652406" calcext:value-type="float">
            <text:p>18.05</text:p>
          </table:table-cell>
          <table:table-cell table:style-name="ce18" table:formula="of:=100*AVERAGE(ABS([.F4]-[.$D4]);ABS([.F5]-[.$D5]);ABS([.F7]-[.$D7]);ABS([.F8]-[.$D8]);ABS([.F10]-[.$D10]);ABS([.F11]-[.$D11]);ABS([.F13]-[.$D13]);ABS([.F14]-[.$D14]);ABS([.F16]-[.$D16]);ABS([.F17]-[.$D17]);ABS([.F19]-[.$D19]);ABS([.F20]-[.$D20]);ABS([.F22]-[.$D22]);ABS([.F23]-[.$D23]);ABS([.F25]-[.$D25]);ABS([.F26]-[.$D26]);ABS([.F28]-[.$D28]);ABS([.F29]-[.$D29]);ABS([.F31]-[.$D31]);ABS([.F32]-[.$D32]);ABS([.F34]-[.$D34]);ABS([.F35]-[.$D35]);ABS([.F37]-[.$D37]);ABS([.F38]-[.$D38]);ABS([.F40]-[.$D40]);ABS([.F41]-[.$D41]);ABS([.F43]-[.$D43]);ABS([.F44]-[.$D44]);ABS([.F46]-[.$D46]);ABS([.F47]-[.$D47]);ABS([.F49]-[.$D49]);ABS([.F50]-[.$D50]))" office:value-type="float" office:value="14.6691075938281" calcext:value-type="float">
            <text:p>14.67</text:p>
          </table:table-cell>
          <table:table-cell table:style-name="ce18" table:formula="of:=100*AVERAGE(ABS([.G4]-[.$D4]);ABS([.G5]-[.$D5]);ABS([.G7]-[.$D7]);ABS([.G8]-[.$D8]);ABS([.G10]-[.$D10]);ABS([.G11]-[.$D11]);ABS([.G13]-[.$D13]);ABS([.G14]-[.$D14]);ABS([.G16]-[.$D16]);ABS([.G17]-[.$D17]);ABS([.G19]-[.$D19]);ABS([.G20]-[.$D20]);ABS([.G22]-[.$D22]);ABS([.G23]-[.$D23]);ABS([.G25]-[.$D25]);ABS([.G26]-[.$D26]);ABS([.G28]-[.$D28]);ABS([.G29]-[.$D29]);ABS([.G31]-[.$D31]);ABS([.G32]-[.$D32]);ABS([.G34]-[.$D34]);ABS([.G35]-[.$D35]);ABS([.G37]-[.$D37]);ABS([.G38]-[.$D38]);ABS([.G40]-[.$D40]);ABS([.G41]-[.$D41]);ABS([.G43]-[.$D43]);ABS([.G44]-[.$D44]);ABS([.G46]-[.$D46]);ABS([.G47]-[.$D47]);ABS([.G49]-[.$D49]);ABS([.G50]-[.$D50]))" office:value-type="float" office:value="14.3968100769906" calcext:value-type="float">
            <text:p>14.40</text:p>
          </table:table-cell>
          <table:table-cell table:style-name="ce32" table:formula="of:=100*AVERAGE(ABS([.H4]-[.$D4]);ABS([.H5]-[.$D5]);ABS([.H7]-[.$D7]);ABS([.H8]-[.$D8]);ABS([.H10]-[.$D10]);ABS([.H11]-[.$D11]);ABS([.H13]-[.$D13]);ABS([.H14]-[.$D14]);ABS([.H16]-[.$D16]);ABS([.H17]-[.$D17]);ABS([.H19]-[.$D19]);ABS([.H20]-[.$D20]);ABS([.H22]-[.$D22]);ABS([.H23]-[.$D23]);ABS([.H25]-[.$D25]);ABS([.H26]-[.$D26]);ABS([.H28]-[.$D28]);ABS([.H29]-[.$D29]);ABS([.H31]-[.$D31]);ABS([.H32]-[.$D32]);ABS([.H34]-[.$D34]);ABS([.H35]-[.$D35]);ABS([.H37]-[.$D37]);ABS([.H38]-[.$D38]);ABS([.H40]-[.$D40]);ABS([.H41]-[.$D41]);ABS([.H43]-[.$D43]);ABS([.H44]-[.$D44]);ABS([.H46]-[.$D46]);ABS([.H47]-[.$D47]);ABS([.H49]-[.$D49]);ABS([.H50]-[.$D50]))" office:value-type="float" office:value="15.8869156097594" calcext:value-type="float">
            <text:p>15.89</text:p>
          </table:table-cell>
          <table:table-cell table:style-name="ce32" table:formula="of:=100*AVERAGE(ABS([.I4]-[.$D4]);ABS([.I5]-[.$D5]);ABS([.I7]-[.$D7]);ABS([.I8]-[.$D8]);ABS([.I10]-[.$D10]);ABS([.I11]-[.$D11]);ABS([.I13]-[.$D13]);ABS([.I14]-[.$D14]);ABS([.I16]-[.$D16]);ABS([.I17]-[.$D17]);ABS([.I19]-[.$D19]);ABS([.I20]-[.$D20]);ABS([.I22]-[.$D22]);ABS([.I23]-[.$D23]);ABS([.I25]-[.$D25]);ABS([.I26]-[.$D26]);ABS([.I28]-[.$D28]);ABS([.I29]-[.$D29]);ABS([.I31]-[.$D31]);ABS([.I32]-[.$D32]);ABS([.I34]-[.$D34]);ABS([.I35]-[.$D35]);ABS([.I37]-[.$D37]);ABS([.I38]-[.$D38]);ABS([.I40]-[.$D40]);ABS([.I41]-[.$D41]);ABS([.I43]-[.$D43]);ABS([.I44]-[.$D44]);ABS([.I46]-[.$D46]);ABS([.I47]-[.$D47]);ABS([.I49]-[.$D49]);ABS([.I50]-[.$D50]))" office:value-type="float" office:value="14.3316075938281" calcext:value-type="float">
            <text:p>14.33</text:p>
          </table:table-cell>
          <table:table-cell table:style-name="ce18" table:formula="of:=100*AVERAGE(ABS([.J4]-[.$D4]);ABS([.J5]-[.$D5]);ABS([.J7]-[.$D7]);ABS([.J8]-[.$D8]);ABS([.J10]-[.$D10]);ABS([.J11]-[.$D11]);ABS([.J13]-[.$D13]);ABS([.J14]-[.$D14]);ABS([.J16]-[.$D16]);ABS([.J17]-[.$D17]);ABS([.J19]-[.$D19]);ABS([.J20]-[.$D20]);ABS([.J22]-[.$D22]);ABS([.J23]-[.$D23]);ABS([.J25]-[.$D25]);ABS([.J26]-[.$D26]);ABS([.J28]-[.$D28]);ABS([.J29]-[.$D29]);ABS([.J31]-[.$D31]);ABS([.J32]-[.$D32]);ABS([.J34]-[.$D34]);ABS([.J35]-[.$D35]);ABS([.J37]-[.$D37]);ABS([.J38]-[.$D38]);ABS([.J40]-[.$D40]);ABS([.J41]-[.$D41]);ABS([.J43]-[.$D43]);ABS([.J44]-[.$D44]);ABS([.J46]-[.$D46]);ABS([.J47]-[.$D47]);ABS([.J49]-[.$D49]);ABS([.J50]-[.$D50]))" office:value-type="float" office:value="12.9843100769906" calcext:value-type="float">
            <text:p>12.98</text:p>
          </table:table-cell>
          <table:table-cell table:style-name="ce32" table:formula="of:=100*AVERAGE(ABS([.K4]-[.$D4]);ABS([.K5]-[.$D5]);ABS([.K7]-[.$D7]);ABS([.K8]-[.$D8]);ABS([.K10]-[.$D10]);ABS([.K11]-[.$D11]);ABS([.K13]-[.$D13]);ABS([.K14]-[.$D14]);ABS([.K16]-[.$D16]);ABS([.K17]-[.$D17]);ABS([.K19]-[.$D19]);ABS([.K20]-[.$D20]);ABS([.K22]-[.$D22]);ABS([.K23]-[.$D23]);ABS([.K25]-[.$D25]);ABS([.K26]-[.$D26]);ABS([.K28]-[.$D28]);ABS([.K29]-[.$D29]);ABS([.K31]-[.$D31]);ABS([.K32]-[.$D32]);ABS([.K34]-[.$D34]);ABS([.K35]-[.$D35]);ABS([.K37]-[.$D37]);ABS([.K38]-[.$D38]);ABS([.K40]-[.$D40]);ABS([.K41]-[.$D41]);ABS([.K43]-[.$D43]);ABS([.K44]-[.$D44]);ABS([.K46]-[.$D46]);ABS([.K47]-[.$D47]);ABS([.K49]-[.$D49]);ABS([.K50]-[.$D50]))" office:value-type="float" office:value="15.5012742957406" calcext:value-type="float">
            <text:p>15.50</text:p>
          </table:table-cell>
          <table:table-cell table:style-name="ce18" table:formula="of:=100*AVERAGE(ABS([.L4]-[.$D4]);ABS([.L5]-[.$D5]);ABS([.L7]-[.$D7]);ABS([.L8]-[.$D8]);ABS([.L10]-[.$D10]);ABS([.L11]-[.$D11]);ABS([.L13]-[.$D13]);ABS([.L14]-[.$D14]);ABS([.L16]-[.$D16]);ABS([.L17]-[.$D17]);ABS([.L19]-[.$D19]);ABS([.L20]-[.$D20]);ABS([.L22]-[.$D22]);ABS([.L23]-[.$D23]);ABS([.L25]-[.$D25]);ABS([.L26]-[.$D26]);ABS([.L28]-[.$D28]);ABS([.L29]-[.$D29]);ABS([.L31]-[.$D31]);ABS([.L32]-[.$D32]);ABS([.L34]-[.$D34]);ABS([.L35]-[.$D35]);ABS([.L37]-[.$D37]);ABS([.L38]-[.$D38]);ABS([.L40]-[.$D40]);ABS([.L41]-[.$D41]);ABS([.L43]-[.$D43]);ABS([.L44]-[.$D44]);ABS([.L46]-[.$D46]);ABS([.L47]-[.$D47]);ABS([.L49]-[.$D49]);ABS([.L50]-[.$D50]))" office:value-type="float" office:value="18.0298457957406" calcext:value-type="float">
            <text:p>18.03</text:p>
          </table:table-cell>
          <table:table-cell table:style-name="ce43" table:formula="of:=100*AVERAGE(ABS([.M4]-[.$D4]);ABS([.M5]-[.$D5]);ABS([.M7]-[.$D7]);ABS([.M8]-[.$D8]);ABS([.M10]-[.$D10]);ABS([.M11]-[.$D11]);ABS([.M13]-[.$D13]);ABS([.M14]-[.$D14]);ABS([.M16]-[.$D16]);ABS([.M17]-[.$D17]);ABS([.M19]-[.$D19]);ABS([.M20]-[.$D20]);ABS([.M22]-[.$D22]);ABS([.M23]-[.$D23]);ABS([.M25]-[.$D25]);ABS([.M26]-[.$D26]);ABS([.M28]-[.$D28]);ABS([.M29]-[.$D29]);ABS([.M31]-[.$D31]);ABS([.M32]-[.$D32]);ABS([.M34]-[.$D34]);ABS([.M35]-[.$D35]);ABS([.M37]-[.$D37]);ABS([.M38]-[.$D38]);ABS([.M40]-[.$D40]);ABS([.M41]-[.$D41]);ABS([.M43]-[.$D43]);ABS([.M44]-[.$D44]);ABS([.M46]-[.$D46]);ABS([.M47]-[.$D47]);ABS([.M49]-[.$D49]);ABS([.M50]-[.$D50]))" office:value-type="float" office:value="18.9227029519906" calcext:value-type="float">
            <text:p>18.92</text:p>
          </table:table-cell>
          <table:table-cell table:style-name="ce47" table:formula="of:=100*AVERAGE(ABS([.N4]-[.$D4]);ABS([.N5]-[.$D5]);ABS([.N7]-[.$D7]);ABS([.N8]-[.$D8]);ABS([.N10]-[.$D10]);ABS([.N11]-[.$D11]);ABS([.N13]-[.$D13]);ABS([.N14]-[.$D14]);ABS([.N16]-[.$D16]);ABS([.N17]-[.$D17]);ABS([.N19]-[.$D19]);ABS([.N20]-[.$D20]);ABS([.N22]-[.$D22]);ABS([.N23]-[.$D23]);ABS([.N25]-[.$D25]);ABS([.N26]-[.$D26]);ABS([.N28]-[.$D28]);ABS([.N29]-[.$D29]);ABS([.N31]-[.$D31]);ABS([.N32]-[.$D32]);ABS([.N34]-[.$D34]);ABS([.N35]-[.$D35]);ABS([.N37]-[.$D37]);ABS([.N38]-[.$D38]);ABS([.N40]-[.$D40]);ABS([.N41]-[.$D41]);ABS([.N43]-[.$D43]);ABS([.N44]-[.$D44]);ABS([.N46]-[.$D46]);ABS([.N47]-[.$D47]);ABS([.N49]-[.$D49]);ABS([.N50]-[.$D50]))" office:value-type="float" office:value="2.75306007699063" calcext:value-type="float">
            <text:p>2.75</text:p>
          </table:table-cell>
          <table:table-cell table:style-name="ce9" table:number-columns-repeated="19"/>
        </table:table-row>
        <table:table-row table:style-name="ro4">
          <table:table-cell/>
          <table:table-cell table:style-name="ce6" office:value-type="string" calcext:value-type="string">
            <text:p>Standard Deviation X-Y</text:p>
          </table:table-cell>
          <table:table-cell table:style-name="ce9"/>
          <table:table-cell table:style-name="ce24"/>
          <table:table-cell table:style-name="ce33" table:formula="of:=100*STDEV(ABS([.E4]-[.$D4]);ABS([.E5]-[.$D5]);ABS([.E7]-[.$D7]);ABS([.E8]-[.$D8]);ABS([.E10]-[.$D10]);ABS([.E11]-[.$D11]);ABS([.E13]-[.$D13]);ABS([.E14]-[.$D14]);ABS([.E16]-[.$D16]);ABS([.E17]-[.$D17]);ABS([.E19]-[.$D19]);ABS([.E20]-[.$D20]);ABS([.E22]-[.$D22]);ABS([.E23]-[.$D23]);ABS([.E25]-[.$D25]);ABS([.E26]-[.$D26]);ABS([.E28]-[.$D28]);ABS([.E29]-[.$D29]);ABS([.E31]-[.$D31]);ABS([.E32]-[.$D32]);ABS([.E34]-[.$D34]);ABS([.E35]-[.$D35]);ABS([.E37]-[.$D37]);ABS([.E38]-[.$D38]);ABS([.E40]-[.$D40]);ABS([.E41]-[.$D41]);ABS([.E43]-[.$D43]);ABS([.E44]-[.$D44]);ABS([.E46]-[.$D46]);ABS([.E47]-[.$D47]);ABS([.E49]-[.$D49]);ABS([.E50]-[.$D50]))" office:value-type="float" office:value="13.0836781516816" calcext:value-type="float">
            <text:p>13.08</text:p>
          </table:table-cell>
          <table:table-cell table:style-name="ce41" table:formula="of:=100*STDEV(ABS([.F4]-[.$D4]);ABS([.F5]-[.$D5]);ABS([.F7]-[.$D7]);ABS([.F8]-[.$D8]);ABS([.F10]-[.$D10]);ABS([.F11]-[.$D11]);ABS([.F13]-[.$D13]);ABS([.F14]-[.$D14]);ABS([.F16]-[.$D16]);ABS([.F17]-[.$D17]);ABS([.F19]-[.$D19]);ABS([.F20]-[.$D20]);ABS([.F22]-[.$D22]);ABS([.F23]-[.$D23]);ABS([.F25]-[.$D25]);ABS([.F26]-[.$D26]);ABS([.F28]-[.$D28]);ABS([.F29]-[.$D29]);ABS([.F31]-[.$D31]);ABS([.F32]-[.$D32]);ABS([.F34]-[.$D34]);ABS([.F35]-[.$D35]);ABS([.F37]-[.$D37]);ABS([.F38]-[.$D38]);ABS([.F40]-[.$D40]);ABS([.F41]-[.$D41]);ABS([.F43]-[.$D43]);ABS([.F44]-[.$D44]);ABS([.F46]-[.$D46]);ABS([.F47]-[.$D47]);ABS([.F49]-[.$D49]);ABS([.F50]-[.$D50]))" office:value-type="float" office:value="15.8675213843236" calcext:value-type="float">
            <text:p>15.87</text:p>
          </table:table-cell>
          <table:table-cell table:style-name="ce41" table:formula="of:=100*STDEV(ABS([.G4]-[.$D4]);ABS([.G5]-[.$D5]);ABS([.G7]-[.$D7]);ABS([.G8]-[.$D8]);ABS([.G10]-[.$D10]);ABS([.G11]-[.$D11]);ABS([.G13]-[.$D13]);ABS([.G14]-[.$D14]);ABS([.G16]-[.$D16]);ABS([.G17]-[.$D17]);ABS([.G19]-[.$D19]);ABS([.G20]-[.$D20]);ABS([.G22]-[.$D22]);ABS([.G23]-[.$D23]);ABS([.G25]-[.$D25]);ABS([.G26]-[.$D26]);ABS([.G28]-[.$D28]);ABS([.G29]-[.$D29]);ABS([.G31]-[.$D31]);ABS([.G32]-[.$D32]);ABS([.G34]-[.$D34]);ABS([.G35]-[.$D35]);ABS([.G37]-[.$D37]);ABS([.G38]-[.$D38]);ABS([.G40]-[.$D40]);ABS([.G41]-[.$D41]);ABS([.G43]-[.$D43]);ABS([.G44]-[.$D44]);ABS([.G46]-[.$D46]);ABS([.G47]-[.$D47]);ABS([.G49]-[.$D49]);ABS([.G50]-[.$D50]))" office:value-type="float" office:value="18.0940399727964" calcext:value-type="float">
            <text:p>18.09</text:p>
          </table:table-cell>
          <table:table-cell table:style-name="ce33" table:formula="of:=100*STDEV(ABS([.H4]-[.$D4]);ABS([.H5]-[.$D5]);ABS([.H7]-[.$D7]);ABS([.H8]-[.$D8]);ABS([.H10]-[.$D10]);ABS([.H11]-[.$D11]);ABS([.H13]-[.$D13]);ABS([.H14]-[.$D14]);ABS([.H16]-[.$D16]);ABS([.H17]-[.$D17]);ABS([.H19]-[.$D19]);ABS([.H20]-[.$D20]);ABS([.H22]-[.$D22]);ABS([.H23]-[.$D23]);ABS([.H25]-[.$D25]);ABS([.H26]-[.$D26]);ABS([.H28]-[.$D28]);ABS([.H29]-[.$D29]);ABS([.H31]-[.$D31]);ABS([.H32]-[.$D32]);ABS([.H34]-[.$D34]);ABS([.H35]-[.$D35]);ABS([.H37]-[.$D37]);ABS([.H38]-[.$D38]);ABS([.H40]-[.$D40]);ABS([.H41]-[.$D41]);ABS([.H43]-[.$D43]);ABS([.H44]-[.$D44]);ABS([.H46]-[.$D46]);ABS([.H47]-[.$D47]);ABS([.H49]-[.$D49]);ABS([.H50]-[.$D50]))" office:value-type="float" office:value="13.4929715300182" calcext:value-type="float">
            <text:p>13.49</text:p>
          </table:table-cell>
          <table:table-cell table:style-name="ce33" table:formula="of:=100*STDEV(ABS([.I4]-[.$D4]);ABS([.I5]-[.$D5]);ABS([.I7]-[.$D7]);ABS([.I8]-[.$D8]);ABS([.I10]-[.$D10]);ABS([.I11]-[.$D11]);ABS([.I13]-[.$D13]);ABS([.I14]-[.$D14]);ABS([.I16]-[.$D16]);ABS([.I17]-[.$D17]);ABS([.I19]-[.$D19]);ABS([.I20]-[.$D20]);ABS([.I22]-[.$D22]);ABS([.I23]-[.$D23]);ABS([.I25]-[.$D25]);ABS([.I26]-[.$D26]);ABS([.I28]-[.$D28]);ABS([.I29]-[.$D29]);ABS([.I31]-[.$D31]);ABS([.I32]-[.$D32]);ABS([.I34]-[.$D34]);ABS([.I35]-[.$D35]);ABS([.I37]-[.$D37]);ABS([.I38]-[.$D38]);ABS([.I40]-[.$D40]);ABS([.I41]-[.$D41]);ABS([.I43]-[.$D43]);ABS([.I44]-[.$D44]);ABS([.I46]-[.$D46]);ABS([.I47]-[.$D47]);ABS([.I49]-[.$D49]);ABS([.I50]-[.$D50]))" office:value-type="float" office:value="15.9112712081229" calcext:value-type="float">
            <text:p>15.91</text:p>
          </table:table-cell>
          <table:table-cell table:style-name="ce41" table:formula="of:=100*STDEV(ABS([.J4]-[.$D4]);ABS([.J5]-[.$D5]);ABS([.J7]-[.$D7]);ABS([.J8]-[.$D8]);ABS([.J10]-[.$D10]);ABS([.J11]-[.$D11]);ABS([.J13]-[.$D13]);ABS([.J14]-[.$D14]);ABS([.J16]-[.$D16]);ABS([.J17]-[.$D17]);ABS([.J19]-[.$D19]);ABS([.J20]-[.$D20]);ABS([.J22]-[.$D22]);ABS([.J23]-[.$D23]);ABS([.J25]-[.$D25]);ABS([.J26]-[.$D26]);ABS([.J28]-[.$D28]);ABS([.J29]-[.$D29]);ABS([.J31]-[.$D31]);ABS([.J32]-[.$D32]);ABS([.J34]-[.$D34]);ABS([.J35]-[.$D35]);ABS([.J37]-[.$D37]);ABS([.J38]-[.$D38]);ABS([.J40]-[.$D40]);ABS([.J41]-[.$D41]);ABS([.J43]-[.$D43]);ABS([.J44]-[.$D44]);ABS([.J46]-[.$D46]);ABS([.J47]-[.$D47]);ABS([.J49]-[.$D49]);ABS([.J50]-[.$D50]))" office:value-type="float" office:value="14.9750777536047" calcext:value-type="float">
            <text:p>14.98</text:p>
          </table:table-cell>
          <table:table-cell table:style-name="ce33" table:formula="of:=100*STDEV(ABS([.K4]-[.$D4]);ABS([.K5]-[.$D5]);ABS([.K7]-[.$D7]);ABS([.K8]-[.$D8]);ABS([.K10]-[.$D10]);ABS([.K11]-[.$D11]);ABS([.K13]-[.$D13]);ABS([.K14]-[.$D14]);ABS([.K16]-[.$D16]);ABS([.K17]-[.$D17]);ABS([.K19]-[.$D19]);ABS([.K20]-[.$D20]);ABS([.K22]-[.$D22]);ABS([.K23]-[.$D23]);ABS([.K25]-[.$D25]);ABS([.K26]-[.$D26]);ABS([.K28]-[.$D28]);ABS([.K29]-[.$D29]);ABS([.K31]-[.$D31]);ABS([.K32]-[.$D32]);ABS([.K34]-[.$D34]);ABS([.K35]-[.$D35]);ABS([.K37]-[.$D37]);ABS([.K38]-[.$D38]);ABS([.K40]-[.$D40]);ABS([.K41]-[.$D41]);ABS([.K43]-[.$D43]);ABS([.K44]-[.$D44]);ABS([.K46]-[.$D46]);ABS([.K47]-[.$D47]);ABS([.K49]-[.$D49]);ABS([.K50]-[.$D50]))" office:value-type="float" office:value="11.6496151873784" calcext:value-type="float">
            <text:p>11.65</text:p>
          </table:table-cell>
          <table:table-cell table:style-name="ce41" table:formula="of:=100*STDEV(ABS([.L4]-[.$D4]);ABS([.L5]-[.$D5]);ABS([.L7]-[.$D7]);ABS([.L8]-[.$D8]);ABS([.L10]-[.$D10]);ABS([.L11]-[.$D11]);ABS([.L13]-[.$D13]);ABS([.L14]-[.$D14]);ABS([.L16]-[.$D16]);ABS([.L17]-[.$D17]);ABS([.L19]-[.$D19]);ABS([.L20]-[.$D20]);ABS([.L22]-[.$D22]);ABS([.L23]-[.$D23]);ABS([.L25]-[.$D25]);ABS([.L26]-[.$D26]);ABS([.L28]-[.$D28]);ABS([.L29]-[.$D29]);ABS([.L31]-[.$D31]);ABS([.L32]-[.$D32]);ABS([.L34]-[.$D34]);ABS([.L35]-[.$D35]);ABS([.L37]-[.$D37]);ABS([.L38]-[.$D38]);ABS([.L40]-[.$D40]);ABS([.L41]-[.$D41]);ABS([.L43]-[.$D43]);ABS([.L44]-[.$D44]);ABS([.L46]-[.$D46]);ABS([.L47]-[.$D47]);ABS([.L49]-[.$D49]);ABS([.L50]-[.$D50]))" office:value-type="float" office:value="9.87166860058903" calcext:value-type="float">
            <text:p>9.87</text:p>
          </table:table-cell>
          <table:table-cell table:style-name="ce44" table:formula="of:=100*STDEV(ABS([.M4]-[.$D4]);ABS([.M5]-[.$D5]);ABS([.M7]-[.$D7]);ABS([.M8]-[.$D8]);ABS([.M10]-[.$D10]);ABS([.M11]-[.$D11]);ABS([.M13]-[.$D13]);ABS([.M14]-[.$D14]);ABS([.M16]-[.$D16]);ABS([.M17]-[.$D17]);ABS([.M19]-[.$D19]);ABS([.M20]-[.$D20]);ABS([.M22]-[.$D22]);ABS([.M23]-[.$D23]);ABS([.M25]-[.$D25]);ABS([.M26]-[.$D26]);ABS([.M28]-[.$D28]);ABS([.M29]-[.$D29]);ABS([.M31]-[.$D31]);ABS([.M32]-[.$D32]);ABS([.M34]-[.$D34]);ABS([.M35]-[.$D35]);ABS([.M37]-[.$D37]);ABS([.M38]-[.$D38]);ABS([.M40]-[.$D40]);ABS([.M41]-[.$D41]);ABS([.M43]-[.$D43]);ABS([.M44]-[.$D44]);ABS([.M46]-[.$D46]);ABS([.M47]-[.$D47]);ABS([.M49]-[.$D49]);ABS([.M50]-[.$D50]))" office:value-type="float" office:value="10.7811624334944" calcext:value-type="float">
            <text:p>10.78</text:p>
          </table:table-cell>
          <table:table-cell table:style-name="ce53" table:formula="of:=100*STDEV(ABS([.N4]-[.$D4]);ABS([.N5]-[.$D5]);ABS([.N7]-[.$D7]);ABS([.N8]-[.$D8]);ABS([.N10]-[.$D10]);ABS([.N11]-[.$D11]);ABS([.N13]-[.$D13]);ABS([.N14]-[.$D14]);ABS([.N16]-[.$D16]);ABS([.N17]-[.$D17]);ABS([.N19]-[.$D19]);ABS([.N20]-[.$D20]);ABS([.N22]-[.$D22]);ABS([.N23]-[.$D23]);ABS([.N25]-[.$D25]);ABS([.N26]-[.$D26]);ABS([.N28]-[.$D28]);ABS([.N29]-[.$D29]);ABS([.N31]-[.$D31]);ABS([.N32]-[.$D32]);ABS([.N34]-[.$D34]);ABS([.N35]-[.$D35]);ABS([.N37]-[.$D37]);ABS([.N38]-[.$D38]);ABS([.N40]-[.$D40]);ABS([.N41]-[.$D41]);ABS([.N43]-[.$D43]);ABS([.N44]-[.$D44]);ABS([.N46]-[.$D46]);ABS([.N47]-[.$D47]);ABS([.N49]-[.$D49]);ABS([.N50]-[.$D50]))" office:value-type="float" office:value="3.51984807503497" calcext:value-type="float">
            <text:p>3.52</text:p>
          </table:table-cell>
          <table:table-cell table:style-name="ce9" table:number-columns-repeated="19"/>
        </table:table-row>
        <table:table-row table:style-name="ro4">
          <table:table-cell/>
          <table:table-cell table:style-name="ce7" office:value-type="string" calcext:value-type="string">
            <text:p>Mean Z</text:p>
          </table:table-cell>
          <table:table-cell table:style-name="ce9"/>
          <table:table-cell table:style-name="ce24"/>
          <table:table-cell table:style-name="ce34" table:formula="of:=100*AVERAGE(ABS([.E6]-[.$D6]);ABS([.E9]-[.$D9]);ABS([.E12]-[.$D12]);ABS([.E15]-[.$D15]);ABS([.E18]-[.$D18]);ABS([.E21]-[.$D21]);ABS([.E24]-[.$D24]);ABS([.E27]-[.$D27]);ABS([.E30]-[.$D30]);ABS([.E33]-[.$D33]);ABS([.E36]-[.$D36]);ABS([.E39]-[.$D39]);ABS([.E42]-[.$D42]);ABS([.E45]-[.$D45]);ABS([.E48]-[.$D48]);ABS([.E51]-[.$D51]))" office:value-type="float" office:value="5.50545431151875" calcext:value-type="float">
            <text:p>5.51</text:p>
          </table:table-cell>
          <table:table-cell table:style-name="ce21" table:formula="of:=100*AVERAGE(ABS([.F6]-[.$D6]);ABS([.F9]-[.$D9]);ABS([.F12]-[.$D12]);ABS([.F15]-[.$D15]);ABS([.F18]-[.$D18]);ABS([.F21]-[.$D21]);ABS([.F24]-[.$D24]);ABS([.F27]-[.$D27]);ABS([.F30]-[.$D30]);ABS([.F33]-[.$D33]);ABS([.F36]-[.$D36]);ABS([.F39]-[.$D39]);ABS([.F42]-[.$D42]);ABS([.F45]-[.$D45]);ABS([.F48]-[.$D48]);ABS([.F51]-[.$D51]))" office:value-type="float" office:value="7.49048162475625" calcext:value-type="float">
            <text:p>7.49</text:p>
          </table:table-cell>
          <table:table-cell table:style-name="ce21" table:formula="of:=100*AVERAGE(ABS([.G6]-[.$D6]);ABS([.G9]-[.$D9]);ABS([.G12]-[.$D12]);ABS([.G15]-[.$D15]);ABS([.G18]-[.$D18]);ABS([.G21]-[.$D21]);ABS([.G24]-[.$D24]);ABS([.G27]-[.$D27]);ABS([.G30]-[.$D30]);ABS([.G33]-[.$D33]);ABS([.G36]-[.$D36]);ABS([.G39]-[.$D39]);ABS([.G42]-[.$D42]);ABS([.G45]-[.$D45]);ABS([.G48]-[.$D48]);ABS([.G51]-[.$D51]))" office:value-type="float" office:value="12.4904816247562" calcext:value-type="float">
            <text:p>12.49</text:p>
          </table:table-cell>
          <table:table-cell table:style-name="ce34" table:formula="of:=100*AVERAGE(ABS([.H6]-[.$D6]);ABS([.H9]-[.$D9]);ABS([.H12]-[.$D12]);ABS([.H15]-[.$D15]);ABS([.H18]-[.$D18]);ABS([.H21]-[.$D21]);ABS([.H24]-[.$D24]);ABS([.H27]-[.$D27]);ABS([.H30]-[.$D30]);ABS([.H33]-[.$D33]);ABS([.H36]-[.$D36]);ABS([.H39]-[.$D39]);ABS([.H42]-[.$D42]);ABS([.H45]-[.$D45]);ABS([.H48]-[.$D48]);ABS([.H51]-[.$D51]))" office:value-type="float" office:value="15.9552597509812" calcext:value-type="float">
            <text:p>15.96</text:p>
          </table:table-cell>
          <table:table-cell table:style-name="ce34" table:formula="of:=100*AVERAGE(ABS([.I6]-[.$D6]);ABS([.I9]-[.$D9]);ABS([.I12]-[.$D12]);ABS([.I15]-[.$D15]);ABS([.I18]-[.$D18]);ABS([.I21]-[.$D21]);ABS([.I24]-[.$D24]);ABS([.I27]-[.$D27]);ABS([.I30]-[.$D30]);ABS([.I33]-[.$D33]);ABS([.I36]-[.$D36]);ABS([.I39]-[.$D39]);ABS([.I42]-[.$D42]);ABS([.I45]-[.$D45]);ABS([.I48]-[.$D48]);ABS([.I51]-[.$D51]))" office:value-type="float" office:value="7.49048162475625" calcext:value-type="float">
            <text:p>7.49</text:p>
          </table:table-cell>
          <table:table-cell table:style-name="ce21" table:formula="of:=100*AVERAGE(ABS([.J6]-[.$D6]);ABS([.J9]-[.$D9]);ABS([.J12]-[.$D12]);ABS([.J15]-[.$D15]);ABS([.J18]-[.$D18]);ABS([.J21]-[.$D21]);ABS([.J24]-[.$D24]);ABS([.J27]-[.$D27]);ABS([.J30]-[.$D30]);ABS([.J33]-[.$D33]);ABS([.J36]-[.$D36]);ABS([.J39]-[.$D39]);ABS([.J42]-[.$D42]);ABS([.J45]-[.$D45]);ABS([.J48]-[.$D48]);ABS([.J51]-[.$D51]))" office:value-type="float" office:value="12.0904816247562" calcext:value-type="float">
            <text:p>12.09</text:p>
          </table:table-cell>
          <table:table-cell table:style-name="ce34" table:formula="of:=100*AVERAGE(ABS([.K6]-[.$D6]);ABS([.K9]-[.$D9]);ABS([.K12]-[.$D12]);ABS([.K15]-[.$D15]);ABS([.K18]-[.$D18]);ABS([.K21]-[.$D21]);ABS([.K24]-[.$D24]);ABS([.K27]-[.$D27]);ABS([.K30]-[.$D30]);ABS([.K33]-[.$D33]);ABS([.K36]-[.$D36]);ABS([.K39]-[.$D39]);ABS([.K42]-[.$D42]);ABS([.K45]-[.$D45]);ABS([.K48]-[.$D48]);ABS([.K51]-[.$D51]))" office:value-type="float" office:value="16.8481169384812" calcext:value-type="float">
            <text:p>16.85</text:p>
          </table:table-cell>
          <table:table-cell table:style-name="ce21" table:formula="of:=100*AVERAGE(ABS([.L6]-[.$D6]);ABS([.L9]-[.$D9]);ABS([.L12]-[.$D12]);ABS([.L15]-[.$D15]);ABS([.L18]-[.$D18]);ABS([.L21]-[.$D21]);ABS([.L24]-[.$D24]);ABS([.L27]-[.$D27]);ABS([.L30]-[.$D30]);ABS([.L33]-[.$D33]);ABS([.L36]-[.$D36]);ABS([.L39]-[.$D39]);ABS([.L42]-[.$D42]);ABS([.L45]-[.$D45]);ABS([.L48]-[.$D48]);ABS([.L51]-[.$D51]))" office:value-type="float" office:value="18.6338313134812" calcext:value-type="float">
            <text:p>18.63</text:p>
          </table:table-cell>
          <table:table-cell table:style-name="ce34" table:formula="of:=100*AVERAGE(ABS([.M6]-[.$D6]);ABS([.M9]-[.$D9]);ABS([.M12]-[.$D12]);ABS([.M15]-[.$D15]);ABS([.M18]-[.$D18]);ABS([.M21]-[.$D21]);ABS([.M24]-[.$D24]);ABS([.M27]-[.$D27]);ABS([.M30]-[.$D30]);ABS([.M33]-[.$D33]);ABS([.M36]-[.$D36]);ABS([.M39]-[.$D39]);ABS([.M42]-[.$D42]);ABS([.M45]-[.$D45]);ABS([.M48]-[.$D48]);ABS([.M51]-[.$D51]))" office:value-type="float" office:value="20.4195456884812" calcext:value-type="float">
            <text:p>20.42</text:p>
          </table:table-cell>
          <table:table-cell table:style-name="ce50" table:formula="of:=100*AVERAGE(ABS([.N6]-[.$D6]);ABS([.N9]-[.$D9]);ABS([.N12]-[.$D12]);ABS([.N15]-[.$D15]);ABS([.N18]-[.$D18]);ABS([.N21]-[.$D21]);ABS([.N24]-[.$D24]);ABS([.N27]-[.$D27]);ABS([.N30]-[.$D30]);ABS([.N33]-[.$D33]);ABS([.N36]-[.$D36]);ABS([.N39]-[.$D39]);ABS([.N42]-[.$D42]);ABS([.N45]-[.$D45]);ABS([.N48]-[.$D48]);ABS([.N51]-[.$D51]))" office:value-type="float" office:value="6.11795431151875" calcext:value-type="float">
            <text:p>6.12</text:p>
          </table:table-cell>
          <table:table-cell table:style-name="ce9" table:number-columns-repeated="19"/>
        </table:table-row>
        <table:table-row table:style-name="ro4">
          <table:table-cell/>
          <table:table-cell table:style-name="ce8" office:value-type="string" calcext:value-type="string">
            <text:p>Standard Deviation Z</text:p>
          </table:table-cell>
          <table:table-cell table:style-name="ce15"/>
          <table:table-cell table:style-name="ce24"/>
          <table:table-cell table:style-name="ce35" table:formula="of:=100*STDEV(ABS([.E6]-[.$D6]);ABS([.E9]-[.$D9]);ABS([.E12]-[.$D12]);ABS([.E15]-[.$D15]);ABS([.E18]-[.$D18]);ABS([.E21]-[.$D21]);ABS([.E24]-[.$D24]);ABS([.E27]-[.$D27]);ABS([.E30]-[.$D30]);ABS([.E33]-[.$D33]);ABS([.E36]-[.$D36]);ABS([.E39]-[.$D39]);ABS([.E42]-[.$D42]);ABS([.E45]-[.$D45]);ABS([.E48]-[.$D48]);ABS([.E51]-[.$D51]))" office:value-type="float" office:value="5.14340036350439" calcext:value-type="float">
            <text:p>5.14</text:p>
          </table:table-cell>
          <table:table-cell table:style-name="ce22" table:formula="of:=100*STDEV(ABS([.F6]-[.$D6]);ABS([.F9]-[.$D9]);ABS([.F12]-[.$D12]);ABS([.F15]-[.$D15]);ABS([.F18]-[.$D18]);ABS([.F21]-[.$D21]);ABS([.F24]-[.$D24]);ABS([.F27]-[.$D27]);ABS([.F30]-[.$D30]);ABS([.F33]-[.$D33]);ABS([.F36]-[.$D36]);ABS([.F39]-[.$D39]);ABS([.F42]-[.$D42]);ABS([.F45]-[.$D45]);ABS([.F48]-[.$D48]);ABS([.F51]-[.$D51]))" office:value-type="float" office:value="5.51672813680359" calcext:value-type="float">
            <text:p>5.52</text:p>
          </table:table-cell>
          <table:table-cell table:style-name="ce22" table:formula="of:=100*STDEV(ABS([.G6]-[.$D6]);ABS([.G9]-[.$D9]);ABS([.G12]-[.$D12]);ABS([.G15]-[.$D15]);ABS([.G18]-[.$D18]);ABS([.G21]-[.$D21]);ABS([.G24]-[.$D24]);ABS([.G27]-[.$D27]);ABS([.G30]-[.$D30]);ABS([.G33]-[.$D33]);ABS([.G36]-[.$D36]);ABS([.G39]-[.$D39]);ABS([.G42]-[.$D42]);ABS([.G45]-[.$D45]);ABS([.G48]-[.$D48]);ABS([.G51]-[.$D51]))" office:value-type="float" office:value="6.92418269654504" calcext:value-type="float">
            <text:p>6.92</text:p>
          </table:table-cell>
          <table:table-cell table:style-name="ce35" table:formula="of:=100*STDEV(ABS([.H6]-[.$D6]);ABS([.H9]-[.$D9]);ABS([.H12]-[.$D12]);ABS([.H15]-[.$D15]);ABS([.H18]-[.$D18]);ABS([.H21]-[.$D21]);ABS([.H24]-[.$D24]);ABS([.H27]-[.$D27]);ABS([.H30]-[.$D30]);ABS([.H33]-[.$D33]);ABS([.H36]-[.$D36]);ABS([.H39]-[.$D39]);ABS([.H42]-[.$D42]);ABS([.H45]-[.$D45]);ABS([.H48]-[.$D48]);ABS([.H51]-[.$D51]))" office:value-type="float" office:value="7.98849432756925" calcext:value-type="float">
            <text:p>7.99</text:p>
          </table:table-cell>
          <table:table-cell table:style-name="ce35" table:formula="of:=100*STDEV(ABS([.I6]-[.$D6]);ABS([.I9]-[.$D9]);ABS([.I12]-[.$D12]);ABS([.I15]-[.$D15]);ABS([.I18]-[.$D18]);ABS([.I21]-[.$D21]);ABS([.I24]-[.$D24]);ABS([.I27]-[.$D27]);ABS([.I30]-[.$D30]);ABS([.I33]-[.$D33]);ABS([.I36]-[.$D36]);ABS([.I39]-[.$D39]);ABS([.I42]-[.$D42]);ABS([.I45]-[.$D45]);ABS([.I48]-[.$D48]);ABS([.I51]-[.$D51]))" office:value-type="float" office:value="5.51672813680359" calcext:value-type="float">
            <text:p>5.52</text:p>
          </table:table-cell>
          <table:table-cell table:style-name="ce22" table:formula="of:=100*STDEV(ABS([.J6]-[.$D6]);ABS([.J9]-[.$D9]);ABS([.J12]-[.$D12]);ABS([.J15]-[.$D15]);ABS([.J18]-[.$D18]);ABS([.J21]-[.$D21]);ABS([.J24]-[.$D24]);ABS([.J27]-[.$D27]);ABS([.J30]-[.$D30]);ABS([.J33]-[.$D33]);ABS([.J36]-[.$D36]);ABS([.J39]-[.$D39]);ABS([.J42]-[.$D42]);ABS([.J45]-[.$D45]);ABS([.J48]-[.$D48]);ABS([.J51]-[.$D51]))" office:value-type="float" office:value="7.60036295196436" calcext:value-type="float">
            <text:p>7.60</text:p>
          </table:table-cell>
          <table:table-cell table:style-name="ce35" table:formula="of:=100*STDEV(ABS([.K6]-[.$D6]);ABS([.K9]-[.$D9]);ABS([.K12]-[.$D12]);ABS([.K15]-[.$D15]);ABS([.K18]-[.$D18]);ABS([.K21]-[.$D21]);ABS([.K24]-[.$D24]);ABS([.K27]-[.$D27]);ABS([.K30]-[.$D30]);ABS([.K33]-[.$D33]);ABS([.K36]-[.$D36]);ABS([.K39]-[.$D39]);ABS([.K42]-[.$D42]);ABS([.K45]-[.$D45]);ABS([.K48]-[.$D48]);ABS([.K51]-[.$D51]))" office:value-type="float" office:value="9.6244040768352" calcext:value-type="float">
            <text:p>9.62</text:p>
          </table:table-cell>
          <table:table-cell table:style-name="ce22" table:formula="of:=100*STDEV(ABS([.L6]-[.$D6]);ABS([.L9]-[.$D9]);ABS([.L12]-[.$D12]);ABS([.L15]-[.$D15]);ABS([.L18]-[.$D18]);ABS([.L21]-[.$D21]);ABS([.L24]-[.$D24]);ABS([.L27]-[.$D27]);ABS([.L30]-[.$D30]);ABS([.L33]-[.$D33]);ABS([.L36]-[.$D36]);ABS([.L39]-[.$D39]);ABS([.L42]-[.$D42]);ABS([.L45]-[.$D45]);ABS([.L48]-[.$D48]);ABS([.L51]-[.$D51]))" office:value-type="float" office:value="8.48954679155814" calcext:value-type="float">
            <text:p>8.49</text:p>
          </table:table-cell>
          <table:table-cell table:style-name="ce35" table:formula="of:=100*STDEV(ABS([.M6]-[.$D6]);ABS([.M9]-[.$D9]);ABS([.M12]-[.$D12]);ABS([.M15]-[.$D15]);ABS([.M18]-[.$D18]);ABS([.M21]-[.$D21]);ABS([.M24]-[.$D24]);ABS([.M27]-[.$D27]);ABS([.M30]-[.$D30]);ABS([.M33]-[.$D33]);ABS([.M36]-[.$D36]);ABS([.M39]-[.$D39]);ABS([.M42]-[.$D42]);ABS([.M45]-[.$D45]);ABS([.M48]-[.$D48]);ABS([.M51]-[.$D51]))" office:value-type="float" office:value="9.231599853547" calcext:value-type="float">
            <text:p>9.23</text:p>
          </table:table-cell>
          <table:table-cell table:style-name="ce51" table:formula="of:=100*STDEV(ABS([.N6]-[.$D6]);ABS([.N9]-[.$D9]);ABS([.N12]-[.$D12]);ABS([.N15]-[.$D15]);ABS([.N18]-[.$D18]);ABS([.N21]-[.$D21]);ABS([.N24]-[.$D24]);ABS([.N27]-[.$D27]);ABS([.N30]-[.$D30]);ABS([.N33]-[.$D33]);ABS([.N36]-[.$D36]);ABS([.N39]-[.$D39]);ABS([.N42]-[.$D42]);ABS([.N45]-[.$D45]);ABS([.N48]-[.$D48]);ABS([.N51]-[.$D51]))" office:value-type="float" office:value="5.92302979947306" calcext:value-type="float">
            <text:p>5.92</text:p>
          </table:table-cell>
          <table:table-cell table:style-name="ce9" table:number-columns-repeated="19"/>
        </table:table-row>
        <table:table-row table:style-name="ro5">
          <table:table-cell/>
          <table:table-cell table:style-name="ce9" table:number-columns-repeated="3"/>
          <table:table-cell table:style-name="Default"/>
          <table:table-cell table:style-name="ce9"/>
          <table:table-cell table:style-name="Default"/>
          <table:table-cell table:style-name="ce9"/>
          <table:table-cell table:style-name="Default"/>
          <table:table-cell table:style-name="ce9"/>
          <table:table-cell table:style-name="Default"/>
          <table:table-cell table:style-name="ce9"/>
          <table:table-cell table:style-name="Default"/>
          <table:table-cell table:style-name="ce9"/>
          <table:table-cell table:number-columns-repeated="19"/>
        </table:table-row>
        <calcext:conditional-formats>
          <calcext:conditional-format calcext:target-range-address="Sheet1.E4:Sheet1.M51">
            <calcext:condition calcext:apply-style-name="Untitled2" calcext:value="formula-is(ABS([Sheet1.G4] - [Sheet1.$D4]) &gt; 0.2)" calcext:base-cell-address="Sheet1.G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4" loext:min-decimal-places="14" number:min-integer-digits="1"/>
    </number:number-style>
    <number:number-style style:name="N134">
      <number:number number:decimal-places="15" loext:min-decimal-places="15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number:number-style style:name="N137">
      <number:number number:decimal-places="18" loext:min-decimal-places="18" number:min-integer-digits="1"/>
    </number:number-style>
    <number:number-style style:name="N138">
      <number:number number:decimal-places="19" loext:min-decimal-places="19" number:min-integer-digits="1"/>
    </number:number-style>
    <number:number-style style:name="N139">
      <number:number number:decimal-places="20" loext:min-decimal-places="2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loext:vertical-justify="auto"/>
      <style:paragraph-properties css3t:text-justify="auto"/>
      <style:text-properties fo:color="#ff3333" fo:font-size="14pt" fo:font-weight="bold"/>
    </style:style>
    <style:style style:name="Untitled2" style:family="table-cell" style:parent-style-name="Default">
      <style:text-properties fo:color="#ff3333" fo:font-size="20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9">00/00/0000</text:date>, <text:time style:data-style-name="N2" text:time-value="14:59:30.468072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2:25:07.983403601</meta:creation-date>
    <dc:date>2019-11-09T15:01:55.052305462</dc:date>
    <meta:editing-duration>PT1H2M35S</meta:editing-duration>
    <meta:editing-cycles>26</meta:editing-cycles>
    <meta:generator>LibreOffice/5.1.6.2$Linux_X86_64 LibreOffice_project/10m0$Build-2</meta:generator>
    <meta:document-statistic meta:table-count="1" meta:cell-count="599" meta:object-count="0"/>
  </office:meta>
</office:document-meta>
</file>